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left" draw:textarea-vertical-align="top" fo:padding-top="0.254cm" fo:padding-left="0.254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535cm"/>
    </style:style>
    <style:style style:name="gr5" style:family="graphic" style:parent-style-name="objectwithoutfill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43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23ff23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23ff23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3" style:family="graphic" style:parent-style-name="standard">
      <style:graphic-properties draw:fill="solid" draw:fill-color="#ccffff" draw:textarea-horizontal-align="center" draw:textarea-vertical-align="middle"/>
    </style:style>
    <style:style style:name="gr14" style:family="graphic" style:parent-style-name="standard">
      <style:graphic-properties draw:fill="solid" draw:fill-color="#ff8080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fill="solid" draw:fill-color="#ccffff" draw:textarea-horizontal-align="center" draw:textarea-vertical-align="middle"/>
    </style:style>
    <style:style style:name="gr16" style:family="graphic" style:parent-style-name="standard">
      <style:graphic-properties draw:stroke="solid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solid" draw:fill="solid" draw:fill-color="#ffffff" draw:textarea-horizontal-align="left" draw:textarea-vertical-align="top" fo:padding-top="0.025cm" fo:padding-bottom="0.025cm" fo:padding-left="0.025cm" fo:padding-right="0.025cm"/>
    </style:style>
    <style:style style:name="gr18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cm" fo:min-width="0.53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Bitstream Vera Sans'" style:font-pitch="variable" fo:font-size="12pt" fo:font-weight="bold"/>
    </style:style>
    <style:style style:name="P3" style:family="paragraph">
      <style:paragraph-properties fo:margin-left="0cm" fo:margin-right="0cm" fo:text-align="center" fo:text-indent="0cm"/>
      <style:text-properties fo:font-family="'Bitstream Vera Sans'" style:font-pitch="variable" fo:font-size="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text-align="end"/>
      <style:text-properties fo:font-family="'Bitstream Vera Sans'" style:font-pitch="variable" fo:font-size="8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'Bitstream Vera Sans'" style:font-pitch="variable" fo:font-size="8pt"/>
    </style:style>
    <style:style style:name="P9" style:family="paragraph">
      <style:paragraph-properties fo:margin-left="0cm" fo:margin-right="0cm" fo:text-indent="0cm"/>
      <style:text-properties fo:font-family="'Bitstream Vera Sans'" style:font-pitch="variable" fo:font-size="8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family="'Bitstream Vera Sans'" style:font-pitch="variable" fo:font-size="8pt" fo:font-style="italic" fo:font-weight="normal"/>
    </style:style>
    <style:style style:name="P12" style:family="paragraph">
      <style:paragraph-properties fo:margin-left="0cm" fo:margin-right="0cm" fo:text-align="center" fo:text-indent="0cm"/>
      <style:text-properties fo:font-family="'Bitstream Vera Sans'" style:font-pitch="variable" fo:font-size="8pt" fo:font-style="italic" fo:font-weight="normal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pitch="variable" fo:font-size="8pt" fo:font-style="normal" fo:font-weight="bold"/>
    </style:style>
    <style:style style:name="P14" style:family="paragraph">
      <style:paragraph-properties fo:margin-left="0cm" fo:margin-right="0cm" fo:text-align="center" fo:text-indent="0cm"/>
      <style:text-properties fo:font-style="normal"/>
    </style:style>
    <style:style style:name="P15" style:family="paragraph">
      <style:paragraph-properties fo:margin-left="0cm" fo:margin-right="0cm" fo:text-align="center" fo:text-indent="0cm"/>
      <style:text-properties fo:font-family="'Bitstream Vera Sans'" style:font-pitch="variable" fo:font-size="8pt" fo:font-style="normal"/>
    </style:style>
    <style:style style:name="T1" style:family="text">
      <style:text-properties fo:font-family="'Bitstream Vera Sans'" style:font-pitch="variable" fo:font-size="12pt" fo:font-weight="bold"/>
    </style:style>
    <style:style style:name="T2" style:family="text">
      <style:text-properties fo:font-family="'Bitstream Vera Sans'" style:font-pitch="variable" fo:font-size="8pt"/>
    </style:style>
    <style:style style:name="T3" style:family="text">
      <style:text-properties fo:font-family="'Bitstream Vera Sans'" style:font-pitch="variable" fo:font-size="8pt"/>
    </style:style>
    <style:style style:name="T4" style:family="text">
      <style:text-properties fo:font-family="'Bitstream Vera Sans'" style:font-pitch="variable" fo:font-size="8pt" fo:font-weight="normal"/>
    </style:style>
    <style:style style:name="T5" style:family="text">
      <style:text-properties fo:font-family="'Bitstream Vera Sans'" style:font-pitch="variable" fo:font-size="8pt" fo:font-style="italic"/>
    </style:style>
    <style:style style:name="T6" style:family="text">
      <style:text-properties fo:font-family="'Bitstream Vera Sans'" style:font-pitch="variable" fo:font-size="8pt" fo:font-style="italic" fo:font-weight="normal"/>
    </style:style>
    <style:style style:name="T7" style:family="text">
      <style:text-properties fo:font-family="'Bitstream Vera Sans'" style:font-pitch="variable" fo:font-size="8pt" fo:font-style="normal" fo:font-weight="normal"/>
    </style:style>
    <style:style style:name="T8" style:family="text">
      <style:text-properties fo:font-family="'Bitstream Vera Sans'" style:font-pitch="variable" fo:font-size="8pt" fo:font-style="normal" fo:font-weight="bold"/>
    </style:style>
    <style:style style:name="T9" style:family="text">
      <style:text-properties fo:font-family="'Bitstream Vera Sans'" style:font-pitch="variable" fo:font-size="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egend" draw:style-name="dp1" draw:master-page-name="Default">
        <office:forms form:automatic-focus="false" form:apply-design-mode="false"/>
        <draw:rect draw:style-name="gr1" draw:text-style-name="P2" draw:layer="layout" svg:width="10.795cm" svg:height="22.225cm" svg:x="0.422cm" svg:y="0.352cm">
          <text:p text:style-name="P1"><text:span text:style-name="T1">Legend</text:span></text:p>
        </draw:rect>
        <draw:rect draw:style-name="gr2" draw:text-style-name="P3" draw:id="id1" draw:layer="layout" svg:width="3.81cm" svg:height="1.27cm" svg:x="1.057cm" svg:y="1.622cm" draw:corner-radius="0.5cm">
          <text:p text:style-name="P1"><text:span text:style-name="T2">begin of method</text:span></text:p>
        </draw:rect>
        <draw:rect draw:style-name="gr2" draw:text-style-name="P3" draw:id="id2" draw:layer="layout" svg:width="2.54cm" svg:height="0.635cm" svg:x="1.692cm" svg:y="4.162cm">
          <text:p text:style-name="P1"><text:span text:style-name="T2">statements</text:span></text:p>
        </draw:rect>
        <draw:connector draw:style-name="gr3" draw:text-style-name="P4" draw:layer="layout" svg:x1="2.962cm" svg:y1="2.892cm" svg:x2="2.962cm" svg:y2="4.162cm" draw:start-shape="id1" draw:start-glue-point="2" draw:end-shape="id2" draw:end-glue-point="0">
          <text:p text:style-name="P7"/>
        </draw:connector>
        <draw:g>
          <draw:frame draw:style-name="gr4" draw:text-style-name="P6" draw:layer="layout" svg:width="2.758cm" svg:height="0.331cm" svg:x="3.597cm" svg:y="3.527cm">
            <draw:text-box>
              <text:p text:style-name="P5"><text:span text:style-name="T2">normal control flow</text:span></text:p>
            </draw:text-box>
          </draw:frame>
          <draw:frame draw:style-name="gr4" draw:text-style-name="P6" draw:layer="layout" svg:width="1.259cm" svg:height="0.331cm" svg:x="4.232cm" svg:y="6.371cm">
            <draw:text-box>
              <text:p text:style-name="P5"><text:span text:style-name="T2">if branch</text:span></text:p>
            </draw:text-box>
          </draw:frame>
        </draw:g>
        <draw:polygon draw:style-name="gr5" draw:text-style-name="P3" draw:id="id3" draw:layer="layout" svg:width="3.81cm" svg:height="2.54cm" svg:x="1.057cm" svg:y="6.067cm" svg:viewBox="0 0 3811 2541" draw:points="0,1271 1906,0 3810,1271 1906,2540">
          <text:p text:style-name="P1"><text:span text:style-name="T2">condition true?</text:span></text:p>
        </draw:polygon>
        <draw:g>
          <draw:frame draw:style-name="gr4" draw:text-style-name="P6" draw:layer="layout" svg:width="1.094cm" svg:height="0.331cm" svg:x="4.867cm" svg:y="13.052cm">
            <draw:text-box>
              <text:p text:style-name="P5"><text:span text:style-name="T2">for loop</text:span></text:p>
            </draw:text-box>
          </draw:frame>
        </draw:g>
        <draw:connector draw:style-name="gr3" draw:text-style-name="P4" draw:layer="layout" svg:x1="2.962cm" svg:y1="4.797cm" svg:x2="2.962cm" svg:y2="6.067cm" draw:start-shape="id2" draw:start-glue-point="2" draw:end-shape="id3" draw:end-glue-point="0">
          <text:p text:style-name="P7"/>
        </draw:connector>
        <draw:rect draw:style-name="gr2" draw:text-style-name="P3" draw:id="id4" draw:layer="layout" svg:width="2.54cm" svg:height="0.635cm" svg:x="4.867cm" svg:y="7.972cm">
          <text:p text:style-name="P1"><text:span text:style-name="T2">if block</text:span></text:p>
        </draw:rect>
        <draw:rect draw:style-name="gr2" draw:text-style-name="P3" draw:id="id5" draw:layer="layout" svg:width="2.54cm" svg:height="0.635cm" svg:x="1.692cm" svg:y="9.242cm">
          <text:p text:style-name="P1"><text:span text:style-name="T2">else block</text:span></text:p>
        </draw:rect>
        <draw:connector draw:style-name="gr3" draw:text-style-name="P4" draw:layer="layout" svg:x1="4.867cm" svg:y1="7.337cm" svg:x2="6.137cm" svg:y2="7.972cm" draw:start-shape="id3" draw:start-glue-point="1" draw:end-shape="id4" draw:end-glue-point="0">
          <text:p text:style-name="P7"/>
        </draw:connector>
        <draw:connector draw:style-name="gr3" draw:text-style-name="P4" draw:layer="layout" svg:x1="2.962cm" svg:y1="8.607cm" svg:x2="2.962cm" svg:y2="9.242cm" draw:start-shape="id3" draw:start-glue-point="2" draw:end-shape="id5" draw:end-glue-point="0">
          <text:p text:style-name="P7"/>
        </draw:connector>
        <draw:frame draw:style-name="gr6" draw:text-style-name="P8" draw:layer="layout" svg:width="0.438cm" svg:height="0.331cm" svg:x="3.159cm" svg:y="8.607cm">
          <draw:text-box>
            <text:p text:style-name="P7"><text:span text:style-name="T2">NO</text:span></text:p>
          </draw:text-box>
        </draw:frame>
        <draw:polygon draw:style-name="gr5" draw:text-style-name="P3" draw:id="id6" draw:layer="layout" svg:width="3.81cm" svg:height="2.54cm" svg:x="1.057cm" svg:y="13.052cm" svg:viewBox="0 0 3811 2541" draw:points="0,1271 1906,0 3810,1271 1906,2540">
          <text:p text:style-name="P1"><text:span text:style-name="T2">loop condition true?</text:span></text:p>
        </draw:polygon>
        <draw:rect draw:style-name="gr2" draw:text-style-name="P3" draw:id="id12" draw:layer="layout" svg:width="2.54cm" svg:height="1.27cm" svg:x="1.692cm" svg:y="20.672cm" draw:corner-radius="0.5cm">
          <text:p text:style-name="P1"><text:span text:style-name="T2">end of method</text:span></text:p>
        </draw:rect>
        <draw:rect draw:style-name="gr2" draw:text-style-name="P3" draw:id="id7" draw:layer="layout" svg:width="2.54cm" svg:height="0.635cm" svg:x="4.867cm" svg:y="14.957cm">
          <text:p text:style-name="P1"><text:span text:style-name="T2">loop body</text:span></text:p>
        </draw:rect>
        <draw:rect draw:style-name="gr2" draw:text-style-name="P3" draw:id="id8" draw:layer="layout" svg:width="3.81cm" svg:height="0.635cm" svg:x="6.772cm" svg:y="13.687cm">
          <text:p text:style-name="P1"><text:span text:style-name="T2">modify loop variables</text:span></text:p>
        </draw:rect>
        <draw:connector draw:style-name="gr3" draw:text-style-name="P4" draw:layer="layout" svg:x1="4.867cm" svg:y1="14.322cm" svg:x2="6.137cm" svg:y2="14.957cm" draw:start-shape="id6" draw:start-glue-point="1" draw:end-shape="id7" draw:end-glue-point="0">
          <text:p text:style-name="P7"/>
        </draw:connector>
        <draw:connector draw:style-name="gr3" draw:text-style-name="P4" draw:layer="layout" draw:line-skew="0.135cm" svg:x1="6.137cm" svg:y1="15.592cm" svg:x2="8.677cm" svg:y2="14.322cm" draw:start-shape="id7" draw:start-glue-point="2" draw:end-shape="id8" draw:end-glue-point="2">
          <text:p text:style-name="P7"/>
        </draw:connector>
        <draw:connector draw:style-name="gr3" draw:text-style-name="P4" draw:layer="layout" draw:line-skew="-0.135cm" svg:x1="8.677cm" svg:y1="13.687cm" svg:x2="2.962cm" svg:y2="13.052cm" draw:start-shape="id8" draw:start-glue-point="0" draw:end-shape="id6" draw:end-glue-point="0">
          <text:p text:style-name="P7"/>
        </draw:connector>
        <draw:rect draw:style-name="gr2" draw:text-style-name="P3" draw:id="id9" draw:layer="layout" svg:width="3.81cm" svg:height="0.635cm" svg:x="1.057cm" svg:y="11.147cm">
          <text:p text:style-name="P1"><text:span text:style-name="T2">initialize loop varaiables</text:span></text:p>
        </draw:rect>
        <draw:connector draw:style-name="gr3" draw:text-style-name="P4" draw:layer="layout" svg:x1="2.962cm" svg:y1="9.877cm" svg:x2="2.962cm" svg:y2="11.147cm" draw:start-shape="id5" draw:start-glue-point="2" draw:end-shape="id9" draw:end-glue-point="0">
          <text:p text:style-name="P7"/>
        </draw:connector>
        <draw:connector draw:style-name="gr3" draw:text-style-name="P4" draw:layer="layout" draw:line-skew="0.635cm" svg:x1="6.137cm" svg:y1="8.607cm" svg:x2="2.962cm" svg:y2="11.147cm" draw:start-shape="id4" draw:start-glue-point="2" draw:end-shape="id9" draw:end-glue-point="0">
          <text:p text:style-name="P7"/>
        </draw:connector>
        <draw:connector draw:style-name="gr3" draw:text-style-name="P4" draw:layer="layout" svg:x1="2.962cm" svg:y1="11.782cm" svg:x2="2.962cm" svg:y2="13.052cm" draw:start-shape="id9" draw:start-glue-point="2" draw:end-shape="id6" draw:end-glue-point="0">
          <text:p text:style-name="P7"/>
        </draw:connector>
        <draw:rect draw:style-name="gr2" draw:text-style-name="P3" draw:id="id11" draw:layer="layout" svg:width="2.54cm" svg:height="0.635cm" svg:x="4.867cm" svg:y="19.402cm">
          <text:p text:style-name="P1"><text:span text:style-name="T2">loop body</text:span></text:p>
        </draw:rect>
        <draw:polygon draw:style-name="gr5" draw:text-style-name="P3" draw:id="id10" draw:layer="layout" svg:width="3.81cm" svg:height="2.54cm" svg:x="1.057cm" svg:y="17.497cm" svg:viewBox="0 0 3811 2541" draw:points="0,1271 1906,0 3810,1271 1906,2540">
          <text:p text:style-name="P1"><text:span text:style-name="T2">loop condition true?</text:span></text:p>
        </draw:polygon>
        <draw:connector draw:style-name="gr3" draw:text-style-name="P4" draw:layer="layout" svg:x1="4.867cm" svg:y1="18.767cm" svg:x2="6.137cm" svg:y2="19.402cm" draw:start-shape="id10" draw:start-glue-point="1" draw:end-shape="id11" draw:end-glue-point="0">
          <text:p text:style-name="P7"/>
        </draw:connector>
        <draw:connector draw:style-name="gr3" draw:text-style-name="P4" draw:layer="layout" draw:line-skew="0.135cm 0cm -0.27cm" svg:x1="6.137cm" svg:y1="20.037cm" svg:x2="2.962cm" svg:y2="17.497cm" draw:start-shape="id11" draw:start-glue-point="2" draw:end-shape="id10" draw:end-glue-point="0">
          <text:p text:style-name="P7"/>
        </draw:connector>
        <draw:g>
          <draw:frame draw:style-name="gr4" draw:text-style-name="P6" draw:layer="layout" svg:width="1.446cm" svg:height="0.331cm" svg:x="4.867cm" svg:y="17.497cm">
            <draw:text-box>
              <text:p text:style-name="P5"><text:span text:style-name="T2">while loop</text:span></text:p>
            </draw:text-box>
          </draw:frame>
        </draw:g>
        <draw:connector draw:style-name="gr3" draw:text-style-name="P4" draw:layer="layout" svg:x1="2.962cm" svg:y1="15.592cm" svg:x2="2.962cm" svg:y2="17.497cm" draw:start-shape="id6" draw:start-glue-point="2" draw:end-shape="id10" draw:end-glue-point="0">
          <text:p text:style-name="P7"/>
        </draw:connector>
        <draw:connector draw:style-name="gr3" draw:text-style-name="P4" draw:layer="layout" svg:x1="2.962cm" svg:y1="20.037cm" svg:x2="2.962cm" svg:y2="20.672cm" draw:start-shape="id10" draw:start-glue-point="2" draw:end-shape="id12" draw:end-glue-point="0">
          <text:p text:style-name="P7"/>
        </draw:connector>
        <draw:frame draw:style-name="gr6" draw:text-style-name="P8" draw:layer="layout" svg:width="0.438cm" svg:height="0.331cm" svg:x="3.159cm" svg:y="15.592cm">
          <draw:text-box>
            <text:p text:style-name="P7"><text:span text:style-name="T2">NO</text:span></text:p>
          </draw:text-box>
        </draw:frame>
        <draw:frame draw:style-name="gr6" draw:text-style-name="P8" draw:layer="layout" svg:width="0.438cm" svg:height="0.331cm" svg:x="3.159cm" svg:y="20.037cm">
          <draw:text-box>
            <text:p text:style-name="P7"><text:span text:style-name="T2">N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tomicReverseCurve" draw:style-name="dp1" draw:master-page-name="Default">
        <office:forms form:automatic-focus="false" form:apply-design-mode="false"/>
        <draw:polygon draw:style-name="gr5" draw:text-style-name="P3" draw:id="id18" draw:layer="layout" svg:width="3.81cm" svg:height="2.54cm" svg:x="5.502cm" svg:y="5.432cm" svg:viewBox="0 0 3811 2541" draw:points="0,1271 1906,0 3810,1271 1906,2540">
          <text:p text:style-name="P1"><text:span text:style-name="T2">cp != null</text:span></text:p>
        </draw:polygon>
        <draw:rect draw:style-name="gr8" draw:text-style-name="P3" draw:id="id37" draw:layer="layout" svg:width="2.54cm" svg:height="1.27cm" svg:x="6.137cm" svg:y="13.687cm" draw:corner-radius="0.5cm">
          <text:p text:style-name="P1"><text:span text:style-name="T2">RETURN</text:span></text:p>
        </draw:rect>
        <draw:g>
          <draw:frame draw:style-name="gr4" draw:text-style-name="P8" draw:layer="layout" svg:width="0.535cm" svg:height="0.331cm" svg:x="9.412cm" svg:y="6.371cm">
            <draw:text-box>
              <text:p text:style-name="P7"><text:span text:style-name="T2">YES</text:span></text:p>
            </draw:text-box>
          </draw:frame>
        </draw:g>
        <draw:frame draw:style-name="gr6" draw:text-style-name="P8" draw:layer="layout" svg:width="0.438cm" svg:height="0.331cm" svg:x="7.604cm" svg:y="7.972cm">
          <draw:text-box>
            <text:p text:style-name="P7"><text:span text:style-name="T2">NO</text:span></text:p>
          </draw:text-box>
        </draw:frame>
        <draw:rect draw:style-name="gr2" draw:text-style-name="P3" draw:id="id20" draw:layer="layout" svg:width="2.54cm" svg:height="1.27cm" svg:x="12.487cm" svg:y="9.377cm">
          <text:p text:style-name="P1"><text:span text:style-name="T2">reverse position:</text:span></text:p>
          <text:p text:style-name="P1"><text:span text:style-name="T2">hookpos =</text:span></text:p>
          <text:p text:style-name="P1"><text:span text:style-name="T2">1 - hookpos</text:span></text:p>
        </draw:rect>
        <draw:polygon draw:style-name="gr5" draw:text-style-name="P3" draw:id="id19" draw:layer="layout" svg:width="3.81cm" svg:height="2.54cm" svg:x="8.677cm" svg:y="7.472cm" svg:viewBox="0 0 3811 2541" draw:points="0,1270 1905,0 3810,1270 1905,2540">
          <text:p text:style-name="P1"><text:span text:style-name="T2">is cp a hook?</text:span></text:p>
        </draw:polygon>
        <draw:frame draw:style-name="gr4" draw:text-style-name="P8" draw:layer="layout" svg:width="0.535cm" svg:height="0.331cm" svg:x="12.587cm" svg:y="8.411cm">
          <draw:text-box>
            <text:p text:style-name="P7"><text:span text:style-name="T2">YES</text:span></text:p>
          </draw:text-box>
        </draw:frame>
        <draw:frame draw:style-name="gr6" draw:text-style-name="P8" draw:layer="layout" svg:width="0.438cm" svg:height="0.331cm" svg:x="10.779cm" svg:y="10.012cm">
          <draw:text-box>
            <text:p text:style-name="P7"><text:span text:style-name="T2">NO</text:span></text:p>
          </draw:text-box>
        </draw:frame>
        <draw:polygon draw:style-name="gr5" draw:text-style-name="P3" draw:id="id13" draw:layer="layout" svg:width="3.81cm" svg:height="2.54cm" svg:x="8.677cm" svg:y="11.782cm" svg:viewBox="0 0 3811 2541" draw:points="0,1270 1905,0 3810,1270 1905,2540">
          <text:p text:style-name="P1"><text:span text:style-name="T2">does cp have</text:span></text:p>
          <text:p text:style-name="P1"><text:span text:style-name="T2">a childHook ?</text:span></text:p>
        </draw:polygon>
        <draw:frame draw:style-name="gr4" draw:text-style-name="P8" draw:layer="layout" svg:width="0.535cm" svg:height="0.331cm" svg:x="12.587cm" svg:y="12.721cm">
          <draw:text-box>
            <text:p text:style-name="P7"><text:span text:style-name="T2">YES</text:span></text:p>
          </draw:text-box>
        </draw:frame>
        <draw:rect draw:style-name="gr2" draw:text-style-name="P3" draw:id="id21" draw:layer="layout" svg:width="2.54cm" svg:height="0.635cm" svg:x="12.487cm" svg:y="13.687cm">
          <text:p text:style-name="P1"><text:span text:style-name="T2">set childhook of</text:span></text:p>
          <text:p text:style-name="P1"><text:span text:style-name="T2">next cp.</text:span></text:p>
        </draw:rect>
        <draw:rect draw:style-name="gr2" draw:text-style-name="P3" draw:id="id22" draw:layer="layout" svg:width="2.54cm" svg:height="0.635cm" svg:x="12.487cm" svg:y="14.957cm">
          <text:p text:style-name="P1"><text:span text:style-name="T3">reverse hook</text:span></text:p>
          <text:p text:style-name="P1"><text:span text:style-name="T3">curve</text:span></text:p>
        </draw:rect>
        <draw:rect draw:style-name="gr2" draw:text-style-name="P3" draw:id="id23" draw:layer="layout" svg:width="2.54cm" svg:height="0.635cm" svg:x="12.487cm" svg:y="16.227cm">
          <text:p text:style-name="P1"><text:span text:style-name="T3">clear childhook</text:span></text:p>
          <text:p text:style-name="P1"><text:span text:style-name="T3">of this cp</text:span></text:p>
        </draw:rect>
        <draw:rect draw:style-name="gr2" draw:text-style-name="P3" draw:id="id14" draw:layer="layout" svg:width="2.54cm" svg:height="0.635cm" svg:x="9.312cm" svg:y="18.132cm">
          <text:p text:style-name="P1"><text:span text:style-name="T2">swap cpNext</text:span></text:p>
          <text:p text:style-name="P1"><text:span text:style-name="T2">and cpPrev</text:span></text:p>
        </draw:rect>
        <draw:connector draw:style-name="gr9" draw:text-style-name="P4" draw:layer="layout" svg:x1="10.582cm" svg:y1="14.322cm" svg:x2="10.582cm" svg:y2="18.132cm" draw:start-shape="id13" draw:start-glue-point="2" draw:end-shape="id14" draw:end-glue-point="0">
          <text:p text:style-name="P7"/>
        </draw:connector>
        <draw:frame draw:style-name="gr6" draw:text-style-name="P8" draw:layer="layout" svg:width="0.438cm" svg:height="0.331cm" svg:x="10.779cm" svg:y="14.322cm">
          <draw:text-box>
            <text:p text:style-name="P7"><text:span text:style-name="T2">NO</text:span></text:p>
          </draw:text-box>
        </draw:frame>
        <draw:rect draw:style-name="gr2" draw:text-style-name="P3" draw:id="id17" draw:layer="layout" svg:width="2.54cm" svg:height="0.635cm" svg:x="14.392cm" svg:y="11.782cm">
          <text:p text:style-name="P1"><text:span text:style-name="T2">cp = cpNext</text:span></text:p>
        </draw:rect>
        <draw:rect draw:style-name="gr1" draw:text-style-name="P2" draw:layer="layout" svg:width="17.145cm" svg:height="19.685cm" svg:x="0.422cm" svg:y="0.352cm">
          <text:p text:style-name="P1"><text:span text:style-name="T1">AtomicReverseCurve</text:span></text:p>
        </draw:rect>
        <draw:rect draw:style-name="gr2" draw:text-style-name="P3" draw:id="id15" draw:layer="layout" svg:width="3.81cm" svg:height="1.27cm" svg:x="5.502cm" svg:y="1.622cm" draw:corner-radius="0.5cm">
          <text:p text:style-name="P1"><text:span text:style-name="T2">reverseCurve(controlPoint)</text:span></text:p>
        </draw:rect>
        <draw:rect draw:style-name="gr2" draw:text-style-name="P3" draw:id="id16" draw:layer="layout" svg:width="2.54cm" svg:height="0.635cm" svg:x="6.137cm" svg:y="3.527cm">
          <text:p text:style-name="P1"><text:span text:style-name="T2">set cp to</text:span></text:p>
          <text:p text:style-name="P1"><text:span text:style-name="T2">end of curve</text:span></text:p>
        </draw:rect>
        <draw:connector draw:style-name="gr10" draw:text-style-name="P4" draw:layer="layout" svg:x1="7.407cm" svg:y1="2.892cm" svg:x2="7.407cm" svg:y2="3.527cm" draw:start-shape="id15" draw:start-glue-point="2" draw:end-shape="id16" draw:end-glue-point="0">
          <text:p text:style-name="P7"/>
        </draw:connector>
        <draw:rect draw:style-name="gr11" draw:text-style-name="P3" draw:id="id24" draw:layer="layout" svg:width="3.81cm" svg:height="1.27cm" svg:x="1.057cm" svg:y="1.622cm" draw:corner-radius="0.5cm">
          <text:p text:style-name="P1"><text:span text:style-name="T2">CONSTRUCTOR(curve)</text:span></text:p>
        </draw:rect>
        <draw:rect draw:style-name="gr8" draw:text-style-name="P3" draw:id="id27" draw:layer="layout" svg:width="2.54cm" svg:height="1.27cm" svg:x="1.692cm" svg:y="6.067cm" draw:corner-radius="0.5cm">
          <text:p text:style-name="P1"><text:span text:style-name="T2">RETURN</text:span></text:p>
        </draw:rect>
        <draw:rect draw:style-name="gr2" draw:text-style-name="P3" draw:id="id25" draw:layer="layout" svg:width="2.54cm" svg:height="0.635cm" svg:x="1.692cm" svg:y="3.527cm">
          <text:p text:style-name="P1"><text:span text:style-name="T2">remember curve</text:span></text:p>
        </draw:rect>
        <draw:rect draw:style-name="gr2" draw:text-style-name="P3" draw:id="id31" draw:layer="layout" svg:width="2.54cm" svg:height="1.27cm" svg:x="1.692cm" svg:y="14.322cm" draw:corner-radius="0.5cm">
          <text:p text:style-name="P1"><text:span text:style-name="T2">undo()</text:span></text:p>
        </draw:rect>
        <draw:rect draw:style-name="gr2" draw:text-style-name="P3" draw:id="id32" draw:layer="layout" svg:width="2.54cm" svg:height="0.635cm" svg:x="1.692cm" svg:y="16.227cm">
          <text:p text:style-name="P1"><text:span text:style-name="T2">reverseCurve</text:span></text:p>
        </draw:rect>
        <draw:rect draw:style-name="gr2" draw:text-style-name="P3" draw:id="id26" draw:layer="layout" svg:width="2.54cm" svg:height="0.635cm" svg:x="1.692cm" svg:y="4.797cm">
          <text:p text:style-name="P1"><text:span text:style-name="T2">reverseCurve</text:span></text:p>
        </draw:rect>
        <draw:rect draw:style-name="gr8" draw:text-style-name="P3" draw:id="id33" draw:layer="layout" svg:width="2.54cm" svg:height="1.27cm" svg:x="1.692cm" svg:y="17.497cm" draw:corner-radius="0.5cm">
          <text:p text:style-name="P1"><text:span text:style-name="T2">RETURN</text:span></text:p>
        </draw:rect>
        <draw:rect draw:style-name="gr2" draw:text-style-name="P3" draw:id="id28" draw:layer="layout" svg:width="2.54cm" svg:height="1.27cm" svg:x="1.692cm" svg:y="8.607cm" draw:corner-radius="0.5cm">
          <text:p text:style-name="P1"><text:span text:style-name="T2">redo()</text:span></text:p>
        </draw:rect>
        <draw:rect draw:style-name="gr2" draw:text-style-name="P3" draw:id="id29" draw:layer="layout" svg:width="2.54cm" svg:height="0.635cm" svg:x="1.692cm" svg:y="10.512cm">
          <text:p text:style-name="P1"><text:span text:style-name="T2">reverseCurve</text:span></text:p>
        </draw:rect>
        <draw:rect draw:style-name="gr8" draw:text-style-name="P3" draw:id="id30" draw:layer="layout" svg:width="2.54cm" svg:height="1.27cm" svg:x="1.692cm" svg:y="11.782cm" draw:corner-radius="0.5cm">
          <text:p text:style-name="P1"><text:span text:style-name="T2">RETURN</text:span></text:p>
        </draw:rect>
        <draw:connector draw:style-name="gr3" draw:text-style-name="P4" draw:layer="layout" svg:x1="10.582cm" svg:y1="18.767cm" svg:x2="15.662cm" svg:y2="12.417cm" draw:start-shape="id14" draw:start-glue-point="2" draw:end-shape="id17" draw:end-glue-point="2">
          <text:p text:style-name="P7"/>
        </draw:connector>
        <draw:connector draw:style-name="gr3" draw:text-style-name="P4" draw:layer="layout" svg:x1="7.407cm" svg:y1="4.162cm" svg:x2="7.407cm" svg:y2="5.432cm" draw:start-shape="id16" draw:start-glue-point="2" draw:end-shape="id18" draw:end-glue-point="0">
          <text:p text:style-name="P7"/>
        </draw:connector>
        <draw:connector draw:style-name="gr3" draw:text-style-name="P4" draw:layer="layout" svg:x1="12.487cm" svg:y1="8.742cm" svg:x2="13.757cm" svg:y2="9.377cm" draw:start-shape="id19" draw:start-glue-point="1" draw:end-shape="id20" draw:end-glue-point="0">
          <text:p text:style-name="P7"/>
        </draw:connector>
        <draw:connector draw:style-name="gr3" draw:text-style-name="P4" draw:layer="layout" svg:x1="10.582cm" svg:y1="10.012cm" svg:x2="10.582cm" svg:y2="11.782cm" draw:start-shape="id19" draw:start-glue-point="2" draw:end-shape="id13" draw:end-glue-point="0">
          <text:p text:style-name="P7"/>
        </draw:connector>
        <draw:connector draw:style-name="gr3" draw:text-style-name="P4" draw:layer="layout" draw:line-skew="-0.068cm" svg:x1="13.757cm" svg:y1="10.647cm" svg:x2="10.582cm" svg:y2="11.782cm" draw:start-shape="id20" draw:start-glue-point="2" draw:end-shape="id13" draw:end-glue-point="0">
          <text:p text:style-name="P7"/>
        </draw:connector>
        <draw:connector draw:style-name="gr3" draw:text-style-name="P4" draw:layer="layout" svg:x1="12.487cm" svg:y1="13.052cm" svg:x2="13.757cm" svg:y2="13.687cm" draw:start-shape="id13" draw:start-glue-point="1" draw:end-shape="id21" draw:end-glue-point="0">
          <text:p text:style-name="P7"/>
        </draw:connector>
        <draw:connector draw:style-name="gr3" draw:text-style-name="P4" draw:layer="layout" svg:x1="13.757cm" svg:y1="14.322cm" svg:x2="13.757cm" svg:y2="14.957cm" draw:start-shape="id21" draw:start-glue-point="2" draw:end-shape="id22" draw:end-glue-point="0">
          <text:p text:style-name="P7"/>
        </draw:connector>
        <draw:connector draw:style-name="gr3" draw:text-style-name="P4" draw:layer="layout" svg:x1="13.757cm" svg:y1="15.592cm" svg:x2="13.757cm" svg:y2="16.227cm" draw:start-shape="id22" draw:start-glue-point="2" draw:end-shape="id23" draw:end-glue-point="0">
          <text:p text:style-name="P7"/>
        </draw:connector>
        <draw:connector draw:style-name="gr3" draw:text-style-name="P4" draw:layer="layout" svg:x1="13.757cm" svg:y1="16.862cm" svg:x2="10.582cm" svg:y2="18.132cm" draw:start-shape="id23" draw:start-glue-point="2" draw:end-shape="id14" draw:end-glue-point="0">
          <text:p text:style-name="P7"/>
        </draw:connector>
        <draw:connector draw:style-name="gr3" draw:text-style-name="P4" draw:layer="layout" draw:line-skew="-0.135cm" svg:x1="15.662cm" svg:y1="11.782cm" svg:x2="7.407cm" svg:y2="5.432cm" draw:start-shape="id17" draw:start-glue-point="0" draw:end-shape="id18" draw:end-glue-point="0">
          <text:p text:style-name="P7"/>
        </draw:connector>
        <draw:connector draw:style-name="gr3" draw:text-style-name="P4" draw:layer="layout" svg:x1="2.962cm" svg:y1="2.892cm" svg:x2="2.962cm" svg:y2="3.527cm" draw:start-shape="id24" draw:start-glue-point="2" draw:end-shape="id25" draw:end-glue-point="0">
          <text:p text:style-name="P7"/>
        </draw:connector>
        <draw:connector draw:style-name="gr3" draw:text-style-name="P4" draw:layer="layout" svg:x1="2.962cm" svg:y1="4.162cm" svg:x2="2.962cm" svg:y2="4.797cm" draw:start-shape="id25" draw:start-glue-point="2" draw:end-shape="id26" draw:end-glue-point="0">
          <text:p text:style-name="P7"/>
        </draw:connector>
        <draw:connector draw:style-name="gr3" draw:text-style-name="P4" draw:layer="layout" svg:x1="2.962cm" svg:y1="5.432cm" svg:x2="2.962cm" svg:y2="6.067cm" draw:start-shape="id26" draw:start-glue-point="2" draw:end-shape="id27" draw:end-glue-point="0">
          <text:p text:style-name="P7"/>
        </draw:connector>
        <draw:connector draw:style-name="gr3" draw:text-style-name="P4" draw:layer="layout" svg:x1="2.962cm" svg:y1="9.877cm" svg:x2="2.962cm" svg:y2="10.512cm" draw:start-shape="id28" draw:start-glue-point="2" draw:end-shape="id29" draw:end-glue-point="0">
          <text:p text:style-name="P7"/>
        </draw:connector>
        <draw:connector draw:style-name="gr3" draw:text-style-name="P4" draw:layer="layout" svg:x1="2.962cm" svg:y1="11.147cm" svg:x2="2.962cm" svg:y2="11.782cm" draw:start-shape="id29" draw:start-glue-point="2" draw:end-shape="id30" draw:end-glue-point="0">
          <text:p text:style-name="P7"/>
        </draw:connector>
        <draw:connector draw:style-name="gr3" draw:text-style-name="P4" draw:layer="layout" svg:x1="2.962cm" svg:y1="15.592cm" svg:x2="2.962cm" svg:y2="16.227cm" draw:start-shape="id31" draw:start-glue-point="2" draw:end-shape="id32" draw:end-glue-point="0">
          <text:p text:style-name="P7"/>
        </draw:connector>
        <draw:connector draw:style-name="gr3" draw:text-style-name="P4" draw:layer="layout" svg:x1="2.962cm" svg:y1="16.862cm" svg:x2="2.962cm" svg:y2="17.497cm" draw:start-shape="id32" draw:start-glue-point="2" draw:end-shape="id33" draw:end-glue-point="0">
          <text:p text:style-name="P7"/>
        </draw:connector>
        <draw:connector draw:style-name="gr3" draw:text-style-name="P4" draw:layer="layout" svg:x1="9.312cm" svg:y1="6.702cm" svg:x2="10.582cm" svg:y2="7.472cm" draw:start-shape="id18" draw:start-glue-point="1" draw:end-shape="id19" draw:end-glue-point="0">
          <text:p text:style-name="P7"/>
        </draw:connector>
        <draw:rect draw:style-name="gr2" draw:text-style-name="P3" draw:id="id34" draw:layer="layout" svg:width="2.54cm" svg:height="0.635cm" svg:x="6.137cm" svg:y="9.242cm">
          <text:p text:style-name="P1"><text:span text:style-name="T2">remove old curve</text:span></text:p>
          <text:p text:style-name="P1"><text:span text:style-name="T2">(witch old start)</text:span></text:p>
        </draw:rect>
        <draw:rect draw:style-name="gr2" draw:text-style-name="P3" draw:id="id35" draw:layer="layout" svg:width="2.54cm" svg:height="0.635cm" svg:x="6.137cm" svg:y="10.512cm">
          <text:p text:style-name="P1"><text:span text:style-name="T2">set cpstart to new</text:span></text:p>
          <text:p text:style-name="P1"><text:span text:style-name="T2">start of curve</text:span></text:p>
        </draw:rect>
        <draw:rect draw:style-name="gr2" draw:text-style-name="P3" draw:id="id36" draw:layer="layout" svg:width="2.54cm" svg:height="0.635cm" svg:x="6.137cm" svg:y="11.782cm">
          <text:p text:style-name="P1"><text:span text:style-name="T2">add new curve</text:span></text:p>
          <text:p text:style-name="P1"><text:span text:style-name="T2">(with new start)</text:span></text:p>
        </draw:rect>
        <draw:connector draw:style-name="gr9" draw:text-style-name="P4" draw:layer="layout" svg:x1="7.407cm" svg:y1="7.972cm" svg:x2="7.407cm" svg:y2="9.242cm" draw:start-shape="id18" draw:start-glue-point="2" draw:end-shape="id34" draw:end-glue-point="0">
          <text:p text:style-name="P7"/>
        </draw:connector>
        <draw:connector draw:style-name="gr9" draw:text-style-name="P4" draw:layer="layout" svg:x1="7.407cm" svg:y1="9.877cm" svg:x2="7.407cm" svg:y2="10.512cm" draw:start-shape="id34" draw:start-glue-point="2" draw:end-shape="id35" draw:end-glue-point="0">
          <text:p text:style-name="P7"/>
        </draw:connector>
        <draw:connector draw:style-name="gr9" draw:text-style-name="P4" draw:layer="layout" svg:x1="7.407cm" svg:y1="11.147cm" svg:x2="7.407cm" svg:y2="11.782cm" draw:start-shape="id35" draw:start-glue-point="2" draw:end-shape="id36" draw:end-glue-point="0">
          <text:p text:style-name="P7"/>
        </draw:connector>
        <draw:connector draw:style-name="gr9" draw:text-style-name="P4" draw:layer="layout" svg:x1="7.407cm" svg:y1="12.417cm" svg:x2="7.407cm" svg:y2="13.687cm" draw:start-shape="id36" draw:start-glue-point="2" draw:end-shape="id37" draw:end-glue-point="0">
          <text:p text:style-name="P7"/>
        </draw:connecto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tomicAttachControlPoints" draw:style-name="dp1" draw:master-page-name="Default">
        <office:forms form:automatic-focus="false" form:apply-design-mode="false"/>
        <draw:rect draw:style-name="gr11" draw:text-style-name="P3" draw:layer="layout" svg:width="3.81cm" svg:height="1.27cm" svg:x="1.057cm" svg:y="1.622cm" draw:corner-radius="0.5cm">
          <text:p text:style-name="P1"><text:span text:style-name="T2">CONSTRUCTOR cpA, cpB</text:span></text:p>
        </draw:rect>
        <draw:line draw:style-name="gr12" draw:text-style-name="P4" draw:layer="layout" svg:x1="2.962cm" svg:y1="2.892cm" svg:x2="2.962cm" svg:y2="3.527cm">
          <text:p text:style-name="P7"/>
        </draw:line>
        <draw:rect draw:style-name="gr8" draw:text-style-name="P3" draw:layer="layout" svg:width="2.54cm" svg:height="1.27cm" svg:x="1.692cm" svg:y="6.702cm" draw:corner-radius="0.5cm">
          <text:p text:style-name="P1"><text:span text:style-name="T2">RETURN</text:span></text:p>
        </draw:rect>
        <draw:rect draw:style-name="gr1" draw:text-style-name="P2" draw:layer="layout" svg:width="13.97cm" svg:height="8.255cm" svg:x="0.422cm" svg:y="0.352cm">
          <text:p text:style-name="P1"><text:span text:style-name="T1">AtomicAttachControlPoints</text:span></text:p>
        </draw:rect>
        <draw:rect draw:style-name="gr2" draw:text-style-name="P3" draw:layer="layout" svg:width="3.81cm" svg:height="1.27cm" svg:x="1.057cm" svg:y="3.527cm">
          <text:p text:style-name="P1"><text:span text:style-name="T2">remember:</text:span></text:p>
          <text:p text:style-name="P1"><text:span text:style-name="T2">cpA, cpB,</text:span></text:p>
          <text:p text:style-name="P1"><text:span text:style-name="T2">cpA.nextAttached,</text:span></text:p>
          <text:p text:style-name="P1"><text:span text:style-name="T2">cpB.prevAttached</text:span></text:p>
        </draw:rect>
        <draw:line draw:style-name="gr9" draw:text-style-name="P4" draw:layer="layout" svg:x1="2.962cm" svg:y1="4.797cm" svg:x2="2.962cm" svg:y2="5.432cm">
          <text:p text:style-name="P7"/>
        </draw:line>
        <draw:rect draw:style-name="gr2" draw:text-style-name="P3" draw:layer="layout" svg:width="2.54cm" svg:height="1.27cm" svg:x="11.217cm" svg:y="1.622cm" draw:corner-radius="0.5cm">
          <text:p text:style-name="P1"><text:span text:style-name="T2">undo()</text:span></text:p>
        </draw:rect>
        <draw:rect draw:style-name="gr2" draw:text-style-name="P3" draw:layer="layout" svg:width="2.54cm" svg:height="0.635cm" svg:x="11.217cm" svg:y="3.527cm">
          <text:p text:style-name="P1"><text:span text:style-name="T2">restore state</text:span></text:p>
        </draw:rect>
        <draw:rect draw:style-name="gr2" draw:text-style-name="P3" draw:layer="layout" svg:width="2.54cm" svg:height="0.635cm" svg:x="1.692cm" svg:y="5.432cm">
          <text:p text:style-name="P1"><text:span text:style-name="T2">call redo()</text:span></text:p>
        </draw:rect>
        <draw:line draw:style-name="gr9" draw:text-style-name="P4" draw:layer="layout" svg:x1="2.962cm" svg:y1="6.067cm" svg:x2="2.962cm" svg:y2="6.702cm">
          <text:p text:style-name="P7"/>
        </draw:line>
        <draw:line draw:style-name="gr12" draw:text-style-name="P4" draw:layer="layout" svg:x1="12.487cm" svg:y1="2.892cm" svg:x2="12.487cm" svg:y2="3.527cm">
          <text:p text:style-name="P7"/>
        </draw:line>
        <draw:rect draw:style-name="gr8" draw:text-style-name="P3" draw:layer="layout" svg:width="2.54cm" svg:height="1.27cm" svg:x="11.217cm" svg:y="4.797cm" draw:corner-radius="0.5cm">
          <text:p text:style-name="P1"><text:span text:style-name="T2">RETURN</text:span></text:p>
        </draw:rect>
        <draw:line draw:style-name="gr9" draw:text-style-name="P4" draw:layer="layout" svg:x1="12.487cm" svg:y1="4.162cm" svg:x2="12.487cm" svg:y2="4.797cm">
          <text:p text:style-name="P7"/>
        </draw:line>
        <draw:rect draw:style-name="gr2" draw:text-style-name="P3" draw:layer="layout" svg:width="2.54cm" svg:height="1.27cm" svg:x="6.772cm" svg:y="1.622cm" draw:corner-radius="0.5cm">
          <text:p text:style-name="P1"><text:span text:style-name="T2">redo()</text:span></text:p>
        </draw:rect>
        <draw:rect draw:style-name="gr2" draw:text-style-name="P3" draw:layer="layout" svg:width="5.08cm" svg:height="0.635cm" svg:x="5.502cm" svg:y="3.527cm">
          <text:p text:style-name="P1"><text:span text:style-name="T2">set cpA.nextAttached to cpB</text:span></text:p>
          <text:p text:style-name="P1"><text:span text:style-name="T2">and cpB.prevAttached to cpA</text:span></text:p>
        </draw:rect>
        <draw:line draw:style-name="gr12" draw:text-style-name="P4" draw:layer="layout" svg:x1="8.042cm" svg:y1="2.892cm" svg:x2="8.042cm" svg:y2="3.527cm">
          <text:p text:style-name="P7"/>
        </draw:line>
        <draw:rect draw:style-name="gr8" draw:text-style-name="P3" draw:layer="layout" svg:width="2.54cm" svg:height="1.27cm" svg:x="6.772cm" svg:y="4.797cm" draw:corner-radius="0.5cm">
          <text:p text:style-name="P1"><text:span text:style-name="T2">RETURN</text:span></text:p>
        </draw:rect>
        <draw:line draw:style-name="gr9" draw:text-style-name="P4" draw:layer="layout" svg:x1="8.042cm" svg:y1="4.162cm" svg:x2="8.042cm" svg:y2="4.797cm">
          <text:p text:style-name="P7"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tomicAppendControlPoints" draw:style-name="dp1" draw:master-page-name="Default">
        <draw:rect draw:style-name="gr11" draw:text-style-name="P3" draw:layer="layout" svg:width="3.81cm" svg:height="1.27cm" svg:x="1.057cm" svg:y="1.622cm" draw:corner-radius="0.5cm">
          <text:p text:style-name="P1"><text:span text:style-name="T2">CONSTRUCTOR cpA, cpB</text:span></text:p>
        </draw:rect>
        <draw:line draw:style-name="gr9" draw:text-style-name="P4" draw:layer="layout" svg:x1="2.962cm" svg:y1="2.892cm" svg:x2="2.962cm" svg:y2="3.527cm">
          <text:p text:style-name="P7"/>
        </draw:line>
        <draw:rect draw:style-name="gr8" draw:text-style-name="P3" draw:layer="layout" svg:width="2.54cm" svg:height="1.27cm" svg:x="1.692cm" svg:y="6.702cm" draw:corner-radius="0.5cm">
          <text:p text:style-name="P1"><text:span text:style-name="T2">RETURN</text:span></text:p>
        </draw:rect>
        <draw:rect draw:style-name="gr1" draw:text-style-name="P2" draw:layer="layout" svg:width="12.7cm" svg:height="8.255cm" svg:x="0.422cm" svg:y="0.352cm">
          <text:p text:style-name="P1"><text:span text:style-name="T1">AtomicAppendControlPoints</text:span></text:p>
        </draw:rect>
        <draw:rect draw:style-name="gr2" draw:text-style-name="P3" draw:layer="layout" svg:width="3.81cm" svg:height="1.27cm" svg:x="1.057cm" svg:y="3.527cm">
          <text:p text:style-name="P1"><text:span text:style-name="T2">remember:</text:span></text:p>
          <text:p text:style-name="P1"><text:span text:style-name="T2">cpA, cpB,</text:span></text:p>
          <text:p text:style-name="P1"><text:span text:style-name="T2">cpA.prev, cpB.next</text:span></text:p>
        </draw:rect>
        <draw:line draw:style-name="gr9" draw:text-style-name="P4" draw:layer="layout" svg:x1="2.962cm" svg:y1="4.797cm" svg:x2="2.962cm" svg:y2="5.432cm">
          <text:p text:style-name="P7"/>
        </draw:line>
        <draw:rect draw:style-name="gr2" draw:text-style-name="P3" draw:layer="layout" svg:width="2.54cm" svg:height="1.27cm" svg:x="9.947cm" svg:y="1.622cm" draw:corner-radius="0.5cm">
          <text:p text:style-name="P1"><text:span text:style-name="T2">undo()</text:span></text:p>
        </draw:rect>
        <draw:rect draw:style-name="gr2" draw:text-style-name="P3" draw:layer="layout" svg:width="2.54cm" svg:height="0.635cm" svg:x="9.947cm" svg:y="3.527cm">
          <text:p text:style-name="P1"><text:span text:style-name="T2">restore state</text:span></text:p>
        </draw:rect>
        <draw:rect draw:style-name="gr2" draw:text-style-name="P3" draw:layer="layout" svg:width="2.54cm" svg:height="0.635cm" svg:x="1.692cm" svg:y="5.432cm">
          <text:p text:style-name="P1"><text:span text:style-name="T2">call redo()</text:span></text:p>
        </draw:rect>
        <draw:line draw:style-name="gr9" draw:text-style-name="P4" draw:layer="layout" svg:x1="2.962cm" svg:y1="6.067cm" svg:x2="2.962cm" svg:y2="6.702cm">
          <text:p text:style-name="P7"/>
        </draw:line>
        <draw:line draw:style-name="gr9" draw:text-style-name="P4" draw:layer="layout" svg:x1="11.217cm" svg:y1="2.892cm" svg:x2="11.217cm" svg:y2="3.527cm">
          <text:p text:style-name="P7"/>
        </draw:line>
        <draw:rect draw:style-name="gr8" draw:text-style-name="P3" draw:layer="layout" svg:width="2.54cm" svg:height="1.27cm" svg:x="9.947cm" svg:y="4.797cm" draw:corner-radius="0.5cm">
          <text:p text:style-name="P1"><text:span text:style-name="T2">RETURN</text:span></text:p>
        </draw:rect>
        <draw:line draw:style-name="gr9" draw:text-style-name="P4" draw:layer="layout" svg:x1="11.217cm" svg:y1="4.162cm" svg:x2="11.217cm" svg:y2="4.797cm">
          <text:p text:style-name="P7"/>
        </draw:line>
        <draw:rect draw:style-name="gr2" draw:text-style-name="P3" draw:layer="layout" svg:width="2.54cm" svg:height="1.27cm" svg:x="6.137cm" svg:y="1.622cm" draw:corner-radius="0.5cm">
          <text:p text:style-name="P1"><text:span text:style-name="T2">redo()</text:span></text:p>
        </draw:rect>
        <draw:rect draw:style-name="gr2" draw:text-style-name="P3" draw:layer="layout" svg:width="3.81cm" svg:height="0.635cm" svg:x="5.502cm" svg:y="3.527cm">
          <text:p text:style-name="P1"><text:span text:style-name="T2">set cpA.prev to cpB</text:span></text:p>
          <text:p text:style-name="P1"><text:span text:style-name="T2">and cpB.next to cpA</text:span></text:p>
        </draw:rect>
        <draw:line draw:style-name="gr9" draw:text-style-name="P4" draw:layer="layout" svg:x1="7.407cm" svg:y1="2.892cm" svg:x2="7.407cm" svg:y2="3.527cm">
          <text:p text:style-name="P7"/>
        </draw:line>
        <draw:rect draw:style-name="gr8" draw:text-style-name="P3" draw:layer="layout" svg:width="2.54cm" svg:height="1.27cm" svg:x="6.137cm" svg:y="4.797cm" draw:corner-radius="0.5cm">
          <text:p text:style-name="P1"><text:span text:style-name="T2">RETURN</text:span></text:p>
        </draw:rect>
        <draw:line draw:style-name="gr9" draw:text-style-name="P4" draw:layer="layout" svg:x1="7.407cm" svg:y1="4.162cm" svg:x2="7.407cm" svg:y2="4.797cm">
          <text:p text:style-name="P7"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undAppendControlPoints" draw:style-name="dp1" draw:master-page-name="Default">
        <draw:rect draw:style-name="gr11" draw:text-style-name="P3" draw:id="id49" draw:layer="layout" svg:width="3.81cm" svg:height="1.27cm" svg:x="1.057cm" svg:y="1.622cm" draw:corner-radius="0.5cm">
          <text:p text:style-name="P1"><text:span text:style-name="T2">CONSTRUCTOR: cpA, cpB</text:span></text:p>
        </draw:rect>
        <draw:rect draw:style-name="gr8" draw:text-style-name="P3" draw:id="id47" draw:layer="layout" svg:width="2.54cm" svg:height="1.27cm" svg:x="1.692cm" svg:y="28.927cm" draw:corner-radius="0.5cm">
          <text:p text:style-name="P1"><text:span text:style-name="T2">RETURN</text:span></text:p>
        </draw:rect>
        <draw:rect draw:style-name="gr1" draw:text-style-name="P2" draw:layer="layout" svg:width="20.534cm" svg:height="30.48cm" svg:x="0cm" svg:y="0.352cm">
          <text:p text:style-name="P1"><text:span text:style-name="T1">CompoundAppendControlPoints</text:span></text:p>
        </draw:rect>
        <draw:polygon draw:style-name="gr5" draw:text-style-name="P3" draw:id="id48" draw:layer="layout" svg:width="3.81cm" svg:height="2.54cm" svg:x="1.057cm" svg:y="3.527cm" svg:viewBox="0 0 3811 2541" draw:points="0,1271 1906,0 3810,1271 1906,2540">
          <text:p text:style-name="P1"><text:span text:style-name="T2">cpA and cpB on</text:span></text:p>
          <text:p text:style-name="P1"><text:span text:style-name="T2">the same curve?</text:span></text:p>
        </draw:polygon>
        <draw:polygon draw:style-name="gr5" draw:text-style-name="P3" draw:id="id38" draw:layer="layout" svg:width="3.81cm" svg:height="2.54cm" svg:x="1.057cm" svg:y="6.702cm" svg:viewBox="0 0 3811 2541" draw:points="0,1271 1906,0 3810,1271 1906,2540">
          <text:p text:style-name="P1"><text:span text:style-name="T2">is cpB curve-end?</text:span></text:p>
        </draw:polygon>
        <draw:rect draw:style-name="gr13" draw:text-style-name="P3" draw:id="id40" draw:layer="layout" svg:width="2.54cm" svg:height="0.635cm" svg:x="4.867cm" svg:y="11.782cm">
          <text:p text:style-name="P1"><text:span text:style-name="T2">reverse cpB's</text:span></text:p>
          <text:p text:style-name="P1"><text:span text:style-name="T2">curve</text:span></text:p>
        </draw:rect>
        <draw:polygon draw:style-name="gr5" draw:text-style-name="P3" draw:id="id39" draw:layer="layout" svg:width="3.81cm" svg:height="2.54cm" svg:x="1.057cm" svg:y="13.687cm" svg:viewBox="0 0 3811 2541" draw:points="0,1271 1906,0 3810,1271 1906,2540">
          <text:p text:style-name="P1"><text:span text:style-name="T2">is cpA curve-start?</text:span></text:p>
        </draw:polygon>
        <draw:polygon draw:style-name="gr5" draw:text-style-name="P3" draw:id="id57" draw:layer="layout" svg:width="3.81cm" svg:height="2.54cm" svg:x="4.232cm" svg:y="8.607cm" svg:viewBox="0 0 3811 2541" draw:points="0,1271 1906,0 3810,1271 1906,2540">
          <text:p text:style-name="P1"><text:span text:style-name="T2">is cpB curve-start?</text:span></text:p>
        </draw:polygon>
        <draw:frame draw:style-name="gr4" draw:text-style-name="P9" draw:layer="layout" svg:width="0.535cm" svg:height="0.331cm" svg:x="6.237cm" svg:y="11.147cm">
          <draw:text-box>
            <text:p text:style-name="P7"><text:span text:style-name="T2">YES</text:span></text:p>
          </draw:text-box>
        </draw:frame>
        <draw:frame draw:style-name="gr6" draw:text-style-name="P8" draw:layer="layout" svg:width="0.438cm" svg:height="0.331cm" svg:x="8.042cm" svg:y="9.546cm">
          <draw:text-box>
            <text:p text:style-name="P7"><text:span text:style-name="T2">NO</text:span></text:p>
          </draw:text-box>
        </draw:frame>
        <draw:rect draw:style-name="gr14" draw:text-style-name="P3" draw:id="id58" draw:layer="layout" svg:width="2.54cm" svg:height="1.27cm" svg:x="8.042cm" svg:y="10.512cm" draw:corner-radius="0.5cm">
          <text:p text:style-name="P1"><text:span text:style-name="T2">throw exception</text:span></text:p>
        </draw:rect>
        <draw:connector draw:style-name="gr9" draw:text-style-name="P4" draw:layer="layout" svg:x1="2.962cm" svg:y1="9.242cm" svg:x2="2.962cm" svg:y2="13.687cm" draw:start-shape="id38" draw:start-glue-point="2" draw:end-shape="id39" draw:end-glue-point="0">
          <text:p text:style-name="P7"/>
        </draw:connector>
        <draw:connector draw:style-name="gr9" draw:text-style-name="P4" draw:layer="layout" draw:line-skew="-0.006cm" svg:x1="6.137cm" svg:y1="12.417cm" svg:x2="2.962cm" svg:y2="13.687cm" draw:start-shape="id40" draw:start-glue-point="2" draw:end-shape="id39" draw:end-glue-point="0">
          <text:p text:style-name="P7"/>
        </draw:connector>
        <draw:rect draw:style-name="gr13" draw:text-style-name="P3" draw:id="id41" draw:layer="layout" svg:width="3.81cm" svg:height="0.635cm" svg:x="1.057cm" svg:y="20.672cm">
          <text:p text:style-name="P1"><text:span text:style-name="T2">remove cpA's curve</text:span></text:p>
        </draw:rect>
        <draw:rect draw:style-name="gr13" draw:text-style-name="P3" draw:id="id42" draw:layer="layout" svg:width="3.81cm" svg:height="0.635cm" svg:x="1.057cm" svg:y="21.942cm">
          <text:p text:style-name="P1"><text:span text:style-name="T2">append cpA.next to cpB</text:span></text:p>
        </draw:rect>
        <draw:rect draw:style-name="gr13" draw:text-style-name="P3" draw:id="id43" draw:layer="layout" svg:width="3.81cm" svg:height="0.635cm" svg:x="1.057cm" svg:y="23.212cm">
          <text:p text:style-name="P1"><text:span text:style-name="T2">set curve to cpB's curve</text:span></text:p>
          <text:p text:style-name="P1"><text:span text:style-name="T2">on all cpA-curve cps.</text:span></text:p>
        </draw:rect>
        <draw:rect draw:style-name="gr13" draw:text-style-name="P3" draw:id="id45" draw:layer="layout" svg:width="5.08cm" svg:height="0.635cm" svg:x="0.422cm" svg:y="26.387cm">
          <text:p text:style-name="P1"><text:span text:style-name="T2">delete all patches containing cpA</text:span></text:p>
        </draw:rect>
        <draw:rect draw:style-name="gr13" draw:text-style-name="P3" draw:id="id44" draw:layer="layout" svg:width="5.08cm" svg:height="0.635cm" svg:x="0.422cm" svg:y="25.117cm">
          <text:p text:style-name="P1"><text:span text:style-name="T2">replace cpA with cpB in all entities</text:span></text:p>
        </draw:rect>
        <draw:rect draw:style-name="gr13" draw:text-style-name="P3" draw:id="id46" draw:layer="layout" svg:width="3.81cm" svg:height="0.635cm" svg:x="1.057cm" svg:y="27.657cm">
          <text:p text:style-name="P1"><text:span text:style-name="T2">check for new patches</text:span></text:p>
          <text:p text:style-name="P1"><text:span text:style-name="T2">containing cpB</text:span></text:p>
        </draw:rect>
        <draw:connector draw:style-name="gr9" draw:text-style-name="P4" draw:layer="layout" svg:x1="2.962cm" svg:y1="21.307cm" svg:x2="2.962cm" svg:y2="21.942cm" draw:start-shape="id41" draw:start-glue-point="2" draw:end-shape="id42" draw:end-glue-point="0">
          <text:p text:style-name="P7"/>
        </draw:connector>
        <draw:connector draw:style-name="gr15" draw:text-style-name="P4" draw:layer="layout" svg:x1="2.962cm" svg:y1="22.577cm" svg:x2="2.962cm" svg:y2="23.212cm" draw:start-shape="id42" draw:start-glue-point="2" draw:end-shape="id43" draw:end-glue-point="0">
          <text:p text:style-name="P7"/>
        </draw:connector>
        <draw:connector draw:style-name="gr15" draw:text-style-name="P4" draw:layer="layout" svg:x1="2.962cm" svg:y1="23.847cm" svg:x2="2.962cm" svg:y2="25.117cm" draw:start-shape="id43" draw:start-glue-point="2" draw:end-shape="id44" draw:end-glue-point="0">
          <text:p text:style-name="P7"/>
        </draw:connector>
        <draw:connector draw:style-name="gr15" draw:text-style-name="P4" draw:layer="layout" svg:x1="2.962cm" svg:y1="25.752cm" svg:x2="2.962cm" svg:y2="26.387cm" draw:start-shape="id44" draw:start-glue-point="2" draw:end-shape="id45" draw:end-glue-point="0">
          <text:p text:style-name="P7"/>
        </draw:connector>
        <draw:connector draw:style-name="gr15" draw:text-style-name="P4" draw:layer="layout" svg:x1="2.962cm" svg:y1="27.022cm" svg:x2="2.962cm" svg:y2="27.657cm" draw:start-shape="id45" draw:start-glue-point="2" draw:end-shape="id46" draw:end-glue-point="0">
          <text:p text:style-name="P7"/>
        </draw:connector>
        <draw:connector draw:style-name="gr9" draw:text-style-name="P4" draw:layer="layout" svg:x1="2.962cm" svg:y1="28.292cm" svg:x2="2.962cm" svg:y2="28.927cm" draw:start-shape="id46" draw:start-glue-point="2" draw:end-shape="id47" draw:end-glue-point="0">
          <text:p text:style-name="P7"/>
        </draw:connector>
        <draw:connector draw:style-name="gr9" draw:text-style-name="P4" draw:layer="layout" svg:x1="2.962cm" svg:y1="6.067cm" svg:x2="2.962cm" svg:y2="6.702cm" draw:start-shape="id48" draw:start-glue-point="2" draw:end-shape="id38" draw:end-glue-point="0">
          <text:p text:style-name="P7"/>
        </draw:connector>
        <draw:connector draw:style-name="gr9" draw:text-style-name="P4" draw:layer="layout" svg:x1="2.962cm" svg:y1="2.892cm" svg:x2="2.962cm" svg:y2="3.527cm" draw:start-shape="id49" draw:start-glue-point="2" draw:end-shape="id48" draw:end-glue-point="0">
          <text:p text:style-name="P7"/>
        </draw:connector>
        <draw:frame draw:style-name="gr6" draw:text-style-name="P8" draw:layer="layout" svg:width="0.438cm" svg:height="0.331cm" svg:x="4.967cm" svg:y="14.626cm">
          <draw:text-box>
            <text:p text:style-name="P7"><text:span text:style-name="T2">NO</text:span></text:p>
          </draw:text-box>
        </draw:frame>
        <draw:rect draw:style-name="gr13" draw:text-style-name="P3" draw:id="id61" draw:layer="layout" svg:width="2.54cm" svg:height="0.635cm" svg:x="4.867cm" svg:y="18.767cm">
          <text:p text:style-name="P1"><text:span text:style-name="T2">reverse cpA's</text:span></text:p>
          <text:p text:style-name="P1"><text:span text:style-name="T2">curve</text:span></text:p>
        </draw:rect>
        <draw:polygon draw:style-name="gr5" draw:text-style-name="P3" draw:id="id59" draw:layer="layout" svg:width="3.81cm" svg:height="2.54cm" svg:x="4.232cm" svg:y="15.592cm" svg:viewBox="0 0 3811 2541" draw:points="0,1271 1906,0 3810,1271 1906,2540">
          <text:p text:style-name="P1"><text:span text:style-name="T2">is cpA curve-end?</text:span></text:p>
        </draw:polygon>
        <draw:frame draw:style-name="gr4" draw:text-style-name="P9" draw:layer="layout" svg:width="0.535cm" svg:height="0.331cm" svg:x="6.237cm" svg:y="18.132cm">
          <draw:text-box>
            <text:p text:style-name="P7"><text:span text:style-name="T2">YES</text:span></text:p>
          </draw:text-box>
        </draw:frame>
        <draw:frame draw:style-name="gr6" draw:text-style-name="P8" draw:layer="layout" svg:width="0.438cm" svg:height="0.331cm" svg:x="8.042cm" svg:y="16.531cm">
          <draw:text-box>
            <text:p text:style-name="P7"><text:span text:style-name="T2">NO</text:span></text:p>
          </draw:text-box>
        </draw:frame>
        <draw:rect draw:style-name="gr14" draw:text-style-name="P3" draw:id="id60" draw:layer="layout" svg:width="2.54cm" svg:height="1.27cm" svg:x="8.042cm" svg:y="17.497cm" draw:corner-radius="0.5cm">
          <text:p text:style-name="P1"><text:span text:style-name="T2">throw exception</text:span></text:p>
        </draw:rect>
        <draw:polygon draw:style-name="gr5" draw:text-style-name="P3" draw:id="id50" draw:layer="layout" svg:width="3.81cm" svg:height="2.54cm" svg:x="10.582cm" svg:y="5.432cm" svg:viewBox="0 0 3811 2541" draw:points="0,1271 1906,0 3810,1271 1906,2540">
          <text:p text:style-name="P1"><text:span text:style-name="T2">is cpA curve-start</text:span></text:p>
          <text:p text:style-name="P1"><text:span text:style-name="T2">and cpB curve-end?</text:span></text:p>
        </draw:polygon>
        <draw:polygon draw:style-name="gr5" draw:text-style-name="P3" draw:id="id56" draw:layer="layout" svg:width="3.81cm" svg:height="2.54cm" svg:x="13.757cm" svg:y="7.337cm" svg:viewBox="0 0 3811 2541" draw:points="0,1271 1906,0 3810,1271 1906,2540">
          <text:p text:style-name="P1"><text:span text:style-name="T2">is cpB curve-start</text:span></text:p>
          <text:p text:style-name="P1"><text:span text:style-name="T2">and cpA curve-end?</text:span></text:p>
        </draw:polygon>
        <draw:rect draw:style-name="gr14" draw:text-style-name="P3" draw:id="id62" draw:layer="layout" svg:width="2.54cm" svg:height="1.27cm" svg:x="17.567cm" svg:y="9.242cm" draw:corner-radius="0.5cm">
          <text:p text:style-name="P1"><text:span text:style-name="T2">throw exception</text:span></text:p>
        </draw:rect>
        <draw:rect draw:style-name="gr13" draw:text-style-name="P3" draw:id="id51" draw:layer="layout" svg:width="2.54cm" svg:height="0.635cm" svg:x="11.217cm" svg:y="9.242cm">
          <text:p text:style-name="P1"><text:span text:style-name="T2">reverse curve</text:span></text:p>
        </draw:rect>
        <draw:rect draw:style-name="gr13" draw:text-style-name="P3" draw:id="id52" draw:layer="layout" svg:width="2.54cm" svg:height="0.635cm" svg:x="11.217cm" svg:y="14.957cm">
          <text:p text:style-name="P1"><text:span text:style-name="T2">append cpB to</text:span></text:p>
          <text:p text:style-name="P1"><text:span text:style-name="T2">cpA.prev</text:span></text:p>
        </draw:rect>
        <draw:rect draw:style-name="gr13" draw:text-style-name="P3" draw:id="id53" draw:layer="layout" svg:width="2.54cm" svg:height="0.635cm" svg:x="11.217cm" svg:y="16.227cm">
          <text:p text:style-name="P1"><text:span text:style-name="T2">set loop flag</text:span></text:p>
          <text:p text:style-name="P1"><text:span text:style-name="T2">on cpB</text:span></text:p>
        </draw:rect>
        <draw:connector draw:style-name="gr9" draw:text-style-name="P4" draw:layer="layout" svg:x1="12.487cm" svg:y1="7.972cm" svg:x2="12.487cm" svg:y2="9.242cm" draw:start-shape="id50" draw:start-glue-point="2" draw:end-shape="id51" draw:end-glue-point="0">
          <text:p text:style-name="P7"/>
        </draw:connector>
        <draw:connector draw:style-name="gr9" draw:text-style-name="P4" draw:layer="layout" svg:x1="12.487cm" svg:y1="15.592cm" svg:x2="12.487cm" svg:y2="16.227cm" draw:start-shape="id52" draw:start-glue-point="2" draw:end-shape="id53" draw:end-glue-point="0">
          <text:p text:style-name="P7"/>
        </draw:connector>
        <draw:frame draw:style-name="gr6" draw:text-style-name="P8" draw:layer="layout" svg:width="0.438cm" svg:height="0.331cm" svg:x="3.159cm" svg:y="6.067cm">
          <draw:text-box>
            <text:p text:style-name="P7"><text:span text:style-name="T2">NO</text:span></text:p>
          </draw:text-box>
        </draw:frame>
        <draw:frame draw:style-name="gr6" draw:text-style-name="P8" draw:layer="layout" svg:width="0.438cm" svg:height="0.331cm" svg:x="14.392cm" svg:y="6.371cm">
          <draw:text-box>
            <text:p text:style-name="P7"><text:span text:style-name="T2">NO</text:span></text:p>
          </draw:text-box>
        </draw:frame>
        <draw:polygon draw:style-name="gr5" draw:text-style-name="P3" draw:id="id54" draw:layer="layout" svg:width="3.81cm" svg:height="2.54cm" svg:x="10.582cm" svg:y="11.147cm" svg:viewBox="0 0 3811 2541" draw:points="0,1271 1906,0 3810,1271 1906,2540">
          <text:p text:style-name="P1"><text:span text:style-name="T2">is curve size</text:span></text:p>
          <text:p text:style-name="P1"><text:span text:style-name="T2">&gt;= 4?</text:span></text:p>
        </draw:polygon>
        <draw:rect draw:style-name="gr14" draw:text-style-name="P3" draw:id="id55" draw:layer="layout" svg:width="2.54cm" svg:height="1.27cm" svg:x="14.392cm" svg:y="13.052cm" draw:corner-radius="0.5cm">
          <text:p text:style-name="P1"><text:span text:style-name="T2">throw exception</text:span></text:p>
        </draw:rect>
        <draw:connector draw:style-name="gr9" draw:text-style-name="P4" draw:layer="layout" svg:x1="12.487cm" svg:y1="9.877cm" svg:x2="12.487cm" svg:y2="11.147cm" draw:start-shape="id51" draw:start-glue-point="2" draw:end-shape="id54" draw:end-glue-point="0">
          <text:p text:style-name="P7"/>
        </draw:connector>
        <draw:connector draw:style-name="gr9" draw:text-style-name="P4" draw:layer="layout" svg:x1="12.487cm" svg:y1="13.687cm" svg:x2="12.487cm" svg:y2="14.957cm" draw:start-shape="id54" draw:start-glue-point="2" draw:end-shape="id52" draw:end-glue-point="0">
          <text:p text:style-name="P7"/>
        </draw:connector>
        <draw:frame draw:style-name="gr6" draw:text-style-name="P8" draw:layer="layout" svg:width="0.438cm" svg:height="0.331cm" svg:x="17.567cm" svg:y="8.276cm">
          <draw:text-box>
            <text:p text:style-name="P7"><text:span text:style-name="T2">NO</text:span></text:p>
          </draw:text-box>
        </draw:frame>
        <draw:frame draw:style-name="gr4" draw:text-style-name="P9" draw:layer="layout" svg:width="0.535cm" svg:height="0.331cm" svg:x="4.967cm" svg:y="4.466cm">
          <draw:text-box>
            <text:p text:style-name="P7"><text:span text:style-name="T2">YES</text:span></text:p>
          </draw:text-box>
        </draw:frame>
        <draw:frame draw:style-name="gr4" draw:text-style-name="P9" draw:layer="layout" svg:width="0.535cm" svg:height="0.331cm" svg:x="3.062cm" svg:y="9.242cm">
          <draw:text-box>
            <text:p text:style-name="P7"><text:span text:style-name="T2">YES</text:span></text:p>
          </draw:text-box>
        </draw:frame>
        <draw:frame draw:style-name="gr4" draw:text-style-name="P9" draw:layer="layout" svg:width="0.535cm" svg:height="0.331cm" svg:x="12.587cm" svg:y="7.972cm">
          <draw:text-box>
            <text:p text:style-name="P7"><text:span text:style-name="T2">YES</text:span></text:p>
          </draw:text-box>
        </draw:frame>
        <draw:frame draw:style-name="gr4" draw:text-style-name="P9" draw:layer="layout" svg:width="0.535cm" svg:height="0.331cm" svg:x="15.762cm" svg:y="9.877cm">
          <draw:text-box>
            <text:p text:style-name="P7"><text:span text:style-name="T2">YES</text:span></text:p>
          </draw:text-box>
        </draw:frame>
        <draw:frame draw:style-name="gr4" draw:text-style-name="P9" draw:layer="layout" svg:width="0.535cm" svg:height="0.331cm" svg:x="12.587cm" svg:y="13.687cm">
          <draw:text-box>
            <text:p text:style-name="P7"><text:span text:style-name="T2">YES</text:span></text:p>
          </draw:text-box>
        </draw:frame>
        <draw:connector draw:style-name="gr9" draw:text-style-name="P4" draw:layer="layout" svg:x1="14.392cm" svg:y1="12.417cm" svg:x2="15.662cm" svg:y2="13.052cm" draw:start-shape="id54" draw:start-glue-point="1" draw:end-shape="id55" draw:end-glue-point="0">
          <text:p text:style-name="P7"/>
        </draw:connector>
        <draw:frame draw:style-name="gr6" draw:text-style-name="P8" draw:layer="layout" svg:width="0.438cm" svg:height="0.331cm" svg:x="14.392cm" svg:y="12.086cm">
          <draw:text-box>
            <text:p text:style-name="P7"><text:span text:style-name="T2">NO</text:span></text:p>
          </draw:text-box>
        </draw:frame>
        <draw:connector draw:style-name="gr3" draw:text-style-name="P4" draw:layer="layout" svg:x1="14.392cm" svg:y1="6.702cm" svg:x2="15.662cm" svg:y2="7.337cm" draw:start-shape="id50" draw:start-glue-point="1" draw:end-shape="id56" draw:end-glue-point="0">
          <text:p text:style-name="P7"/>
        </draw:connector>
        <draw:connector draw:style-name="gr3" draw:text-style-name="P4" draw:layer="layout" svg:x1="4.867cm" svg:y1="7.972cm" svg:x2="6.137cm" svg:y2="8.607cm" draw:start-shape="id38" draw:start-glue-point="1" draw:end-shape="id57" draw:end-glue-point="0">
          <text:p text:style-name="P7"/>
        </draw:connector>
        <draw:connector draw:style-name="gr3" draw:text-style-name="P4" draw:layer="layout" svg:x1="8.042cm" svg:y1="9.877cm" svg:x2="9.312cm" svg:y2="10.512cm" draw:start-shape="id57" draw:start-glue-point="1" draw:end-shape="id58" draw:end-glue-point="0">
          <text:p text:style-name="P7"/>
        </draw:connector>
        <draw:connector draw:style-name="gr3" draw:text-style-name="P4" draw:layer="layout" svg:x1="6.137cm" svg:y1="11.147cm" svg:x2="6.137cm" svg:y2="11.782cm" draw:start-shape="id57" draw:start-glue-point="2" draw:end-shape="id40" draw:end-glue-point="0">
          <text:p text:style-name="P7"/>
        </draw:connector>
        <draw:frame draw:style-name="gr6" draw:text-style-name="P8" draw:layer="layout" svg:width="0.438cm" svg:height="0.331cm" svg:x="4.867cm" svg:y="7.641cm">
          <draw:text-box>
            <text:p text:style-name="P7"><text:span text:style-name="T2">NO</text:span></text:p>
          </draw:text-box>
        </draw:frame>
        <draw:connector draw:style-name="gr3" draw:text-style-name="P4" draw:layer="layout" svg:x1="8.042cm" svg:y1="16.862cm" svg:x2="9.312cm" svg:y2="17.497cm" draw:start-shape="id59" draw:start-glue-point="1" draw:end-shape="id60" draw:end-glue-point="0">
          <text:p text:style-name="P7"/>
        </draw:connector>
        <draw:connector draw:style-name="gr3" draw:text-style-name="P4" draw:layer="layout" svg:x1="6.137cm" svg:y1="18.132cm" svg:x2="6.137cm" svg:y2="18.767cm" draw:start-shape="id59" draw:start-glue-point="2" draw:end-shape="id61" draw:end-glue-point="0">
          <text:p text:style-name="P7"/>
        </draw:connector>
        <draw:connector draw:style-name="gr3" draw:text-style-name="P4" draw:layer="layout" svg:x1="4.867cm" svg:y1="14.957cm" svg:x2="6.137cm" svg:y2="15.592cm" draw:start-shape="id39" draw:start-glue-point="1" draw:end-shape="id59" draw:end-glue-point="0">
          <text:p text:style-name="P7"/>
        </draw:connector>
        <draw:connector draw:style-name="gr3" draw:text-style-name="P4" draw:layer="layout" svg:x1="2.962cm" svg:y1="16.227cm" svg:x2="2.962cm" svg:y2="20.672cm" draw:start-shape="id39" draw:start-glue-point="2" draw:end-shape="id41" draw:end-glue-point="0">
          <text:p text:style-name="P7"/>
        </draw:connector>
        <draw:connector draw:style-name="gr3" draw:text-style-name="P4" draw:layer="layout" svg:x1="6.137cm" svg:y1="19.402cm" svg:x2="2.962cm" svg:y2="20.672cm" draw:start-shape="id61" draw:start-glue-point="2" draw:end-shape="id41" draw:end-glue-point="0">
          <text:p text:style-name="P7"/>
        </draw:connector>
        <draw:connector draw:style-name="gr3" draw:text-style-name="P4" draw:layer="layout" draw:line-skew="3.486cm" svg:x1="12.487cm" svg:y1="16.862cm" svg:x2="2.962cm" svg:y2="25.117cm" draw:start-shape="id53" draw:start-glue-point="2" draw:end-shape="id44" draw:end-glue-point="0">
          <text:p text:style-name="P7"/>
        </draw:connector>
        <draw:connector draw:style-name="gr3" draw:text-style-name="P4" draw:layer="layout" svg:x1="15.662cm" svg:y1="9.877cm" svg:x2="12.487cm" svg:y2="11.147cm" draw:start-shape="id56" draw:start-glue-point="2" draw:end-shape="id54" draw:end-glue-point="0">
          <text:p text:style-name="P7"/>
        </draw:connector>
        <draw:connector draw:style-name="gr3" draw:text-style-name="P4" draw:layer="layout" svg:x1="17.567cm" svg:y1="8.607cm" svg:x2="18.837cm" svg:y2="9.242cm" draw:start-shape="id56" draw:start-glue-point="1" draw:end-shape="id62" draw:end-glue-point="0">
          <text:p text:style-name="P7"/>
        </draw:connector>
        <draw:connector draw:style-name="gr3" draw:text-style-name="P4" draw:layer="layout" svg:x1="4.867cm" svg:y1="4.797cm" svg:x2="12.487cm" svg:y2="5.432cm" draw:start-shape="id48" draw:start-glue-point="1" draw:end-shape="id50" draw:end-glue-point="0">
          <text:p text:style-name="P7"/>
        </draw:connector>
        <draw:frame draw:style-name="gr4" draw:text-style-name="P9" draw:layer="layout" svg:width="0.535cm" svg:height="0.331cm" svg:x="3.062cm" svg:y="16.227cm">
          <draw:text-box>
            <text:p text:style-name="P7"><text:span text:style-name="T2">Y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undDropCurve" draw:style-name="dp1" draw:master-page-name="Default">
        <draw:rect draw:style-name="gr11" draw:text-style-name="P3" draw:id="id68" draw:layer="layout" svg:width="3.81cm" svg:height="1.27cm" svg:x="1.057cm" svg:y="1.622cm" draw:corner-radius="0.5cm">
          <text:p text:style-name="P1"><text:span text:style-name="T2">CONSTRUCTOR: curve</text:span></text:p>
        </draw:rect>
        <draw:rect draw:style-name="gr8" draw:text-style-name="P3" draw:id="id69" draw:layer="layout" svg:width="2.54cm" svg:height="1.27cm" svg:x="1.692cm" svg:y="9.242cm" draw:corner-radius="0.5cm">
          <text:p text:style-name="P1"><text:span text:style-name="T2">RETURN</text:span></text:p>
        </draw:rect>
        <draw:rect draw:style-name="gr1" draw:text-style-name="P2" draw:layer="layout" svg:width="12.065cm" svg:height="10.795cm" svg:x="0.422cm" svg:y="0.352cm">
          <text:p text:style-name="P1"><text:span text:style-name="T1">CompoundDropCurve</text:span></text:p>
        </draw:rect>
        <draw:rect draw:style-name="gr2" draw:text-style-name="P3" draw:id="id63" draw:layer="layout" svg:width="3.81cm" svg:height="0.635cm" svg:x="1.057cm" svg:y="3.527cm">
          <text:p text:style-name="P1"><text:span text:style-name="T2">cp = start of curve</text:span></text:p>
        </draw:rect>
        <draw:polygon draw:style-name="gr5" draw:text-style-name="P3" draw:id="id64" draw:layer="layout" svg:width="3.81cm" svg:height="2.54cm" svg:x="1.057cm" svg:y="5.432cm" svg:viewBox="0 0 3811 2541" draw:points="0,1271 1906,0 3810,1271 1906,2540">
          <text:p text:style-name="P1"><text:span text:style-name="T2">cp != null?</text:span></text:p>
        </draw:polygon>
        <draw:polygon draw:style-name="gr5" draw:text-style-name="P3" draw:id="id65" draw:layer="layout" svg:width="3.81cm" svg:height="2.54cm" svg:x="4.232cm" svg:y="7.337cm" svg:viewBox="0 0 3811 2541" draw:points="0,1271 1906,0 3810,1271 1906,2540">
          <text:p text:style-name="P1"><text:span text:style-name="T2">does cp have</text:span></text:p>
          <text:p text:style-name="P1"><text:span text:style-name="T2">attached points?</text:span></text:p>
        </draw:polygon>
        <draw:rect draw:style-name="gr13" draw:text-style-name="P3" draw:id="id66" draw:layer="layout" svg:width="1.27cm" svg:height="0.635cm" svg:x="8.677cm" svg:y="9.242cm">
          <text:p text:style-name="P1"><text:span text:style-name="T2">drop cp</text:span></text:p>
        </draw:rect>
        <draw:rect draw:style-name="gr2" draw:text-style-name="P3" draw:id="id67" draw:layer="layout" svg:width="2.54cm" svg:height="0.635cm" svg:x="9.312cm" svg:y="7.337cm">
          <text:p text:style-name="P1"><text:span text:style-name="T2">cp = cp.next</text:span></text:p>
        </draw:rect>
        <draw:connector draw:style-name="gr10" draw:text-style-name="P4" draw:layer="layout" svg:x1="2.962cm" svg:y1="4.162cm" svg:x2="2.962cm" svg:y2="5.432cm" draw:start-shape="id63" draw:start-glue-point="2" draw:end-shape="id64" draw:end-glue-point="0">
          <text:p text:style-name="P7"/>
        </draw:connector>
        <draw:connector draw:style-name="gr10" draw:text-style-name="P4" draw:layer="layout" svg:x1="8.042cm" svg:y1="8.607cm" svg:x2="9.312cm" svg:y2="9.242cm" draw:start-shape="id65" draw:start-glue-point="1" draw:end-shape="id66" draw:end-glue-point="0">
          <text:p text:style-name="P7"/>
        </draw:connector>
        <draw:frame draw:style-name="gr4" draw:text-style-name="P9" draw:layer="layout" svg:width="0.535cm" svg:height="0.331cm" svg:x="3.062cm" svg:y="7.972cm">
          <draw:text-box>
            <text:p text:style-name="P7"><text:span text:style-name="T2">YES</text:span></text:p>
          </draw:text-box>
        </draw:frame>
        <draw:frame draw:style-name="gr6" draw:text-style-name="P8" draw:layer="layout" svg:width="0.438cm" svg:height="0.331cm" svg:x="4.867cm" svg:y="6.371cm">
          <draw:text-box>
            <text:p text:style-name="P7"><text:span text:style-name="T2">NO</text:span></text:p>
          </draw:text-box>
        </draw:frame>
        <draw:frame draw:style-name="gr4" draw:text-style-name="P9" draw:layer="layout" svg:width="0.535cm" svg:height="0.331cm" svg:x="8.042cm" svg:y="8.276cm">
          <draw:text-box>
            <text:p text:style-name="P7"><text:span text:style-name="T2">YES</text:span></text:p>
          </draw:text-box>
        </draw:frame>
        <draw:frame draw:style-name="gr6" draw:text-style-name="P8" draw:layer="layout" svg:width="0.438cm" svg:height="0.331cm" svg:x="6.334cm" svg:y="9.877cm">
          <draw:text-box>
            <text:p text:style-name="P7"><text:span text:style-name="T2">NO</text:span></text:p>
          </draw:text-box>
        </draw:frame>
        <draw:connector draw:style-name="gr3" draw:text-style-name="P4" draw:layer="layout" draw:line-skew="0.135cm" svg:x1="6.137cm" svg:y1="9.877cm" svg:x2="10.582cm" svg:y2="7.972cm" draw:start-shape="id65" draw:start-glue-point="2" draw:end-shape="id67" draw:end-glue-point="2">
          <text:p text:style-name="P7"/>
        </draw:connector>
        <draw:connector draw:style-name="gr3" draw:text-style-name="P4" draw:layer="layout" draw:line-skew="-0.135cm" svg:x1="10.582cm" svg:y1="7.337cm" svg:x2="2.962cm" svg:y2="5.432cm" draw:start-shape="id67" draw:start-glue-point="0" draw:end-shape="id64" draw:end-glue-point="0">
          <text:p text:style-name="P7"/>
        </draw:connector>
        <draw:connector draw:style-name="gr3" draw:text-style-name="P4" draw:layer="layout" draw:line-skew="0.135cm" svg:x1="9.312cm" svg:y1="9.877cm" svg:x2="10.582cm" svg:y2="7.972cm" draw:start-shape="id66" draw:start-glue-point="2" draw:end-shape="id67" draw:end-glue-point="2">
          <text:p text:style-name="P7"/>
        </draw:connector>
        <draw:connector draw:style-name="gr3" draw:text-style-name="P4" draw:layer="layout" svg:x1="2.962cm" svg:y1="2.892cm" svg:x2="2.962cm" svg:y2="3.527cm" draw:start-shape="id68" draw:start-glue-point="2" draw:end-shape="id63" draw:end-glue-point="0">
          <text:p text:style-name="P7"/>
        </draw:connector>
        <draw:connector draw:style-name="gr3" draw:text-style-name="P4" draw:layer="layout" svg:x1="4.867cm" svg:y1="6.702cm" svg:x2="6.137cm" svg:y2="7.337cm" draw:start-shape="id64" draw:start-glue-point="1" draw:end-shape="id65" draw:end-glue-point="0">
          <text:p text:style-name="P7"/>
        </draw:connector>
        <draw:connector draw:style-name="gr3" draw:text-style-name="P4" draw:layer="layout" svg:x1="2.962cm" svg:y1="7.972cm" svg:x2="2.962cm" svg:y2="9.242cm" draw:start-shape="id64" draw:start-glue-point="2" draw:end-shape="id69" draw:end-glue-point="0">
          <text:p text:style-name="P7"/>
        </draw:connecto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undDropControlPoint" draw:style-name="dp1" draw:master-page-name="Default">
        <draw:rect draw:style-name="gr11" draw:text-style-name="P3" draw:id="id70" draw:layer="layout" svg:width="3.81cm" svg:height="1.27cm" svg:x="1.057cm" svg:y="1.622cm" draw:corner-radius="0.5cm">
          <text:p text:style-name="P1"><text:span text:style-name="T2">CONSTRUCTOR: cp</text:span></text:p>
        </draw:rect>
        <draw:polygon draw:style-name="gr5" draw:text-style-name="P3" draw:id="id71" draw:layer="layout" svg:width="3.81cm" svg:height="2.54cm" svg:x="1.057cm" svg:y="3.527cm" svg:viewBox="0 0 3811 2541" draw:points="0,1271 1906,0 3810,1271 1906,2540">
          <text:p text:style-name="P1"><text:span text:style-name="T2">has parentHook that</text:span></text:p>
          <text:p text:style-name="P1"><text:span text:style-name="T2">points back to cp?</text:span></text:p>
        </draw:polygon>
        <draw:connector draw:style-name="gr9" draw:text-style-name="P4" draw:layer="layout" svg:x1="2.962cm" svg:y1="2.892cm" svg:x2="2.962cm" svg:y2="3.527cm" draw:start-shape="id70" draw:start-glue-point="2" draw:end-shape="id71" draw:end-glue-point="0">
          <text:p text:style-name="P7"/>
        </draw:connector>
        <draw:frame draw:style-name="gr6" draw:text-style-name="P8" draw:layer="layout" svg:width="0.438cm" svg:height="0.331cm" svg:x="2.962cm" svg:y="6.067cm">
          <draw:text-box>
            <text:p text:style-name="P7"><text:span text:style-name="T2">NO</text:span></text:p>
          </draw:text-box>
        </draw:frame>
        <draw:frame draw:style-name="gr4" draw:text-style-name="P9" draw:layer="layout" svg:width="0.535cm" svg:height="0.331cm" svg:x="4.867cm" svg:y="4.466cm">
          <draw:text-box>
            <text:p text:style-name="P7"><text:span text:style-name="T2">YES</text:span></text:p>
          </draw:text-box>
        </draw:frame>
        <draw:rect draw:style-name="gr13" draw:text-style-name="P3" draw:id="id72" draw:layer="layout" svg:width="2.54cm" svg:height="0.635cm" svg:x="4.867cm" svg:y="5.432cm">
          <text:p text:style-name="P1"><text:span text:style-name="T2">set parentHooks</text:span></text:p>
          <text:p text:style-name="P1"><text:span text:style-name="T2">childHook to null</text:span></text:p>
        </draw:rect>
        <draw:connector draw:style-name="gr9" draw:text-style-name="P4" draw:layer="layout" svg:x1="4.867cm" svg:y1="4.797cm" svg:x2="6.137cm" svg:y2="5.432cm" draw:start-shape="id71" draw:start-glue-point="1" draw:end-shape="id72" draw:end-glue-point="0">
          <text:p text:style-name="P7"/>
        </draw:connector>
        <draw:polygon draw:style-name="gr5" draw:text-style-name="P3" draw:id="id73" draw:layer="layout" svg:width="3.81cm" svg:height="2.54cm" svg:x="1.057cm" svg:y="7.337cm" svg:viewBox="0 0 3811 2541" draw:points="0,1271 1906,0 3810,1271 1906,2540">
          <text:p text:style-name="P1"><text:span text:style-name="T2">has childHook?</text:span></text:p>
        </draw:polygon>
        <draw:connector draw:style-name="gr9" draw:text-style-name="P4" draw:layer="layout" svg:x1="2.962cm" svg:y1="6.067cm" svg:x2="2.962cm" svg:y2="7.337cm" draw:start-shape="id71" draw:start-glue-point="2" draw:end-shape="id73" draw:end-glue-point="0">
          <text:p text:style-name="P7"/>
        </draw:connector>
        <draw:connector draw:style-name="gr9" draw:text-style-name="P4" draw:layer="layout" svg:x1="6.137cm" svg:y1="6.067cm" svg:x2="2.962cm" svg:y2="7.337cm" draw:start-shape="id72" draw:start-glue-point="2" draw:end-shape="id73" draw:end-glue-point="0">
          <text:p text:style-name="P7"/>
        </draw:connector>
        <draw:rect draw:style-name="gr13" draw:text-style-name="P3" draw:id="id74" draw:layer="layout" svg:width="2.54cm" svg:height="0.635cm" svg:x="4.867cm" svg:y="9.242cm">
          <text:p text:style-name="P1"><text:span text:style-name="T2">remove</text:span></text:p>
          <text:p text:style-name="P1"><text:span text:style-name="T2">childHooks' curve</text:span></text:p>
        </draw:rect>
        <draw:connector draw:style-name="gr9" draw:text-style-name="P4" draw:layer="layout" svg:x1="4.867cm" svg:y1="8.607cm" svg:x2="6.137cm" svg:y2="9.242cm" draw:start-shape="id73" draw:start-glue-point="1" draw:end-shape="id74" draw:end-glue-point="0">
          <text:p text:style-name="P7"/>
        </draw:connector>
        <draw:polygon draw:style-name="gr5" draw:text-style-name="P3" draw:id="id75" draw:layer="layout" svg:width="3.81cm" svg:height="2.54cm" svg:x="1.057cm" svg:y="11.147cm" svg:viewBox="0 0 3811 2541" draw:points="0,1271 1906,0 3810,1271 1906,2540">
          <text:p text:style-name="P1"><text:span text:style-name="T2">does prev cp</text:span></text:p>
          <text:p text:style-name="P1"><text:span text:style-name="T2">have childHook?</text:span></text:p>
        </draw:polygon>
        <draw:rect draw:style-name="gr13" draw:text-style-name="P3" draw:id="id76" draw:layer="layout" svg:width="2.54cm" svg:height="0.635cm" svg:x="4.867cm" svg:y="13.052cm">
          <text:p text:style-name="P1"><text:span text:style-name="T2">remove prev cp's</text:span></text:p>
          <text:p text:style-name="P1"><text:span text:style-name="T2">childHooks' curve</text:span></text:p>
        </draw:rect>
        <draw:connector draw:style-name="gr9" draw:text-style-name="P4" draw:layer="layout" svg:x1="4.867cm" svg:y1="12.417cm" svg:x2="6.137cm" svg:y2="13.052cm" draw:start-shape="id75" draw:start-glue-point="1" draw:end-shape="id76" draw:end-glue-point="0">
          <text:p text:style-name="P7"/>
        </draw:connector>
        <draw:connector draw:style-name="gr9" draw:text-style-name="P4" draw:layer="layout" svg:x1="2.962cm" svg:y1="9.877cm" svg:x2="2.962cm" svg:y2="11.147cm" draw:start-shape="id73" draw:start-glue-point="2" draw:end-shape="id75" draw:end-glue-point="0">
          <text:p text:style-name="P7"/>
        </draw:connector>
        <draw:connector draw:style-name="gr9" draw:text-style-name="P4" draw:layer="layout" svg:x1="6.137cm" svg:y1="9.877cm" svg:x2="2.962cm" svg:y2="11.147cm" draw:start-shape="id74" draw:start-glue-point="2" draw:end-shape="id75" draw:end-glue-point="0">
          <text:p text:style-name="P7"/>
        </draw:connector>
        <draw:frame draw:style-name="gr4" draw:text-style-name="P9" draw:layer="layout" svg:width="0.535cm" svg:height="0.331cm" svg:x="4.867cm" svg:y="8.276cm">
          <draw:text-box>
            <text:p text:style-name="P7"><text:span text:style-name="T2">YES</text:span></text:p>
          </draw:text-box>
        </draw:frame>
        <draw:frame draw:style-name="gr4" draw:text-style-name="P9" draw:layer="layout" svg:width="0.535cm" svg:height="0.331cm" svg:x="4.867cm" svg:y="12.086cm">
          <draw:text-box>
            <text:p text:style-name="P7"><text:span text:style-name="T2">YES</text:span></text:p>
          </draw:text-box>
        </draw:frame>
        <draw:frame draw:style-name="gr6" draw:text-style-name="P8" draw:layer="layout" svg:width="0.438cm" svg:height="0.331cm" svg:x="2.962cm" svg:y="9.877cm">
          <draw:text-box>
            <text:p text:style-name="P7"><text:span text:style-name="T2">NO</text:span></text:p>
          </draw:text-box>
        </draw:frame>
        <draw:frame draw:style-name="gr6" draw:text-style-name="P8" draw:layer="layout" svg:width="0.438cm" svg:height="0.331cm" svg:x="2.962cm" svg:y="13.687cm">
          <draw:text-box>
            <text:p text:style-name="P7"><text:span text:style-name="T2">NO</text:span></text:p>
          </draw:text-box>
        </draw:frame>
        <draw:rect draw:style-name="gr13" draw:text-style-name="P3" draw:id="id77" draw:layer="layout" svg:width="3.81cm" svg:height="0.635cm" svg:x="1.057cm" svg:y="14.957cm">
          <text:p text:style-name="P1"><text:span text:style-name="T2">remove cp from entities</text:span></text:p>
        </draw:rect>
        <draw:rect draw:style-name="gr8" draw:text-style-name="P3" draw:id="id79" draw:layer="layout" svg:width="2.54cm" svg:height="1.27cm" svg:x="1.692cm" svg:y="17.497cm" draw:corner-radius="0.5cm">
          <text:p text:style-name="P1"><text:span text:style-name="T2">RETURN</text:span></text:p>
        </draw:rect>
        <draw:rect draw:style-name="gr13" draw:text-style-name="P3" draw:id="id78" draw:layer="layout" svg:width="3.81cm" svg:height="0.635cm" svg:x="1.057cm" svg:y="16.227cm">
          <text:p text:style-name="P1"><text:span text:style-name="T2">detach cp</text:span></text:p>
        </draw:rect>
        <draw:connector draw:style-name="gr9" draw:text-style-name="P4" draw:layer="layout" svg:x1="2.962cm" svg:y1="15.592cm" svg:x2="2.962cm" svg:y2="16.227cm" draw:start-shape="id77" draw:start-glue-point="2" draw:end-shape="id78" draw:end-glue-point="0">
          <text:p text:style-name="P7"/>
        </draw:connector>
        <draw:connector draw:style-name="gr9" draw:text-style-name="P4" draw:layer="layout" svg:x1="2.962cm" svg:y1="13.687cm" svg:x2="2.962cm" svg:y2="14.957cm" draw:start-shape="id75" draw:start-glue-point="2" draw:end-shape="id77" draw:end-glue-point="0">
          <text:p text:style-name="P7"/>
        </draw:connector>
        <draw:connector draw:style-name="gr9" draw:text-style-name="P4" draw:layer="layout" svg:x1="6.137cm" svg:y1="13.687cm" svg:x2="2.962cm" svg:y2="14.957cm" draw:start-shape="id76" draw:start-glue-point="2" draw:end-shape="id77" draw:end-glue-point="0">
          <text:p text:style-name="P7"/>
        </draw:connector>
        <draw:connector draw:style-name="gr9" draw:text-style-name="P4" draw:layer="layout" svg:x1="2.962cm" svg:y1="16.862cm" svg:x2="2.962cm" svg:y2="17.497cm" draw:start-shape="id78" draw:start-glue-point="2" draw:end-shape="id79" draw:end-glue-point="0">
          <text:p text:style-name="P7"/>
        </draw:connector>
        <draw:rect draw:style-name="gr1" draw:text-style-name="P2" draw:layer="layout" svg:width="7.62cm" svg:height="19.05cm" svg:x="0.422cm" svg:y="0.352cm">
          <text:p text:style-name="P1"><text:span text:style-name="T1">CompoundDropControlPoint</text:span></text:p>
        </draw:rect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undDeleteControlPoint" draw:style-name="dp1" draw:master-page-name="Default">
        <draw:rect draw:style-name="gr11" draw:text-style-name="P3" draw:id="id80" draw:layer="layout" svg:width="3.81cm" svg:height="1.27cm" svg:x="1.057cm" svg:y="1.622cm" draw:corner-radius="0.5cm">
          <text:p text:style-name="P1"><text:span text:style-name="T2">CONSTRUCTOR: cp</text:span></text:p>
        </draw:rect>
        <draw:connector draw:style-name="gr9" draw:text-style-name="P4" draw:layer="layout" svg:x1="2.962cm" svg:y1="2.892cm" svg:x2="2.962cm" svg:y2="3.527cm" draw:start-shape="id80" draw:start-glue-point="2" draw:end-shape="id81" draw:end-glue-point="0">
          <text:p text:style-name="P7"/>
        </draw:connector>
        <draw:polygon draw:style-name="gr5" draw:text-style-name="P3" draw:id="id81" draw:layer="layout" svg:width="3.81cm" svg:height="2.54cm" svg:x="1.057cm" svg:y="3.527cm" svg:viewBox="0 0 3811 2541" draw:points="0,1271 1906,0 3810,1271 1906,2540">
          <text:p text:style-name="P1"><text:span text:style-name="T2">is the curve open?</text:span></text:p>
        </draw:polygon>
        <draw:polygon draw:style-name="gr5" draw:text-style-name="P3" draw:id="id84" draw:layer="layout" svg:width="3.81cm" svg:height="2.54cm" svg:x="1.057cm" svg:y="12.417cm" svg:viewBox="0 0 3811 2541" draw:points="0,1271 1906,0 3810,1271 1906,2540">
          <text:p text:style-name="P1"><text:span text:style-name="T2">is cp the</text:span></text:p>
          <text:p text:style-name="P1"><text:span text:style-name="T2">first or second point</text:span></text:p>
          <text:p text:style-name="P1"><text:span text:style-name="T2">on the curve?</text:span></text:p>
        </draw:polygon>
        <draw:frame draw:style-name="gr4" draw:text-style-name="P9" draw:layer="layout" svg:width="0.535cm" svg:height="0.331cm" svg:x="3.062cm" svg:y="6.067cm">
          <draw:text-box>
            <text:p text:style-name="P7"><text:span text:style-name="T2">YES</text:span></text:p>
          </draw:text-box>
        </draw:frame>
        <draw:frame draw:style-name="gr4" draw:text-style-name="P9" draw:layer="layout" svg:width="0.535cm" svg:height="0.331cm" svg:x="4.867cm" svg:y="13.356cm">
          <draw:text-box>
            <text:p text:style-name="P7"><text:span text:style-name="T2">YES</text:span></text:p>
          </draw:text-box>
        </draw:frame>
        <draw:rect draw:style-name="gr13" draw:text-style-name="P3" draw:id="id87" draw:layer="layout" svg:width="2.54cm" svg:height="0.635cm" svg:x="1.692cm" svg:y="9.877cm">
          <text:p text:style-name="P1"><text:span text:style-name="T2">drop cp</text:span></text:p>
        </draw:rect>
        <draw:polygon draw:style-name="gr5" draw:text-style-name="P3" draw:id="id86" draw:layer="layout" svg:width="3.81cm" svg:height="2.54cm" svg:x="1.057cm" svg:y="15.592cm" svg:viewBox="0 0 3811 2541" draw:points="0,1271 1906,0 3810,1271 1906,2540">
          <text:p text:style-name="P1"><text:span text:style-name="T2">is cp the</text:span></text:p>
          <text:p text:style-name="P1"><text:span text:style-name="T2">last or second</text:span></text:p>
          <text:p text:style-name="P1"><text:span text:style-name="T2">last point on the</text:span></text:p>
          <text:p text:style-name="P1"><text:span text:style-name="T2">curve?</text:span></text:p>
        </draw:polygon>
        <draw:rect draw:style-name="gr13" draw:text-style-name="P3" draw:id="id96" draw:layer="layout" svg:width="3.81cm" svg:height="0.635cm" svg:x="4.232cm" svg:y="17.497cm">
          <text:p text:style-name="P1"><text:span text:style-name="T2">add new validated curve</text:span></text:p>
          <text:p text:style-name="P1"><text:span text:style-name="T2">(starting with next cp)</text:span></text:p>
        </draw:rect>
        <draw:frame draw:style-name="gr4" draw:text-style-name="P9" draw:layer="layout" svg:width="0.535cm" svg:height="0.331cm" svg:x="2.962cm" svg:y="18.132cm">
          <draw:text-box>
            <text:p text:style-name="P7"><text:span text:style-name="T2">YES</text:span></text:p>
          </draw:text-box>
        </draw:frame>
        <draw:polygon draw:style-name="gr5" draw:text-style-name="P3" draw:id="id97" draw:layer="layout" svg:width="3.81cm" svg:height="2.54cm" svg:x="1.057cm" svg:y="19.402cm" svg:viewBox="0 0 3811 2541" draw:points="0,1271 1906,0 3810,1271 1906,2540">
          <text:p text:style-name="P1"><text:span text:style-name="T2">is cp the second</text:span></text:p>
          <text:p text:style-name="P1"><text:span text:style-name="T2">last point on the</text:span></text:p>
          <text:p text:style-name="P1"><text:span text:style-name="T2">curve?</text:span></text:p>
        </draw:polygon>
        <draw:frame draw:style-name="gr6" draw:text-style-name="P8" draw:layer="layout" svg:width="0.438cm" svg:height="0.331cm" svg:x="4.867cm" svg:y="16.531cm">
          <draw:text-box>
            <text:p text:style-name="P7"><text:span text:style-name="T2">NO</text:span></text:p>
          </draw:text-box>
        </draw:frame>
        <draw:rect draw:style-name="gr13" draw:text-style-name="P3" draw:id="id98" draw:layer="layout" svg:width="2.54cm" svg:height="0.635cm" svg:x="4.867cm" svg:y="21.307cm">
          <text:p text:style-name="P1"><text:span text:style-name="T2">drop the last cp</text:span></text:p>
        </draw:rect>
        <draw:polygon draw:style-name="gr5" draw:text-style-name="P3" draw:id="id85" draw:layer="layout" svg:width="3.81cm" svg:height="2.54cm" svg:x="8.677cm" svg:y="14.322cm" svg:viewBox="0 0 3811 2541" draw:points="0,1271 1906,0 3810,1271 1906,2540">
          <text:p text:style-name="P1"><text:span text:style-name="T2">is cp the <text:s/>second</text:span></text:p>
          <text:p text:style-name="P1"><text:span text:style-name="T2">point on the curve?</text:span></text:p>
        </draw:polygon>
        <draw:rect draw:style-name="gr13" draw:text-style-name="P3" draw:id="id89" draw:layer="layout" svg:width="3.81cm" svg:height="0.635cm" svg:x="8.677cm" svg:y="18.132cm">
          <text:p text:style-name="P1"><text:span text:style-name="T2">set curve start to cpNext</text:span></text:p>
        </draw:rect>
        <draw:frame draw:style-name="gr4" draw:text-style-name="P9" draw:layer="layout" svg:width="0.535cm" svg:height="0.331cm" svg:x="13.757cm" svg:y="15.261cm">
          <draw:text-box>
            <text:p text:style-name="P7"><text:span text:style-name="T2">YES</text:span></text:p>
          </draw:text-box>
        </draw:frame>
        <draw:frame draw:style-name="gr6" draw:text-style-name="P9" draw:layer="layout" svg:width="0.438cm" svg:height="0.331cm" svg:x="3.159cm" svg:y="14.957cm">
          <draw:text-box>
            <text:p text:style-name="P7"><text:span text:style-name="T2">NO</text:span></text:p>
          </draw:text-box>
        </draw:frame>
        <draw:rect draw:style-name="gr13" draw:text-style-name="P3" draw:id="id88" draw:layer="layout" svg:width="2.54cm" svg:height="0.635cm" svg:x="12.487cm" svg:y="16.227cm">
          <text:p text:style-name="P1"><text:span text:style-name="T2">drop the first cp</text:span></text:p>
        </draw:rect>
        <draw:rect draw:style-name="gr8" draw:text-style-name="P3" draw:id="id102" draw:layer="layout" svg:width="2.54cm" svg:height="1.27cm" svg:x="1.692cm" svg:y="23.212cm" draw:corner-radius="0.5cm">
          <text:p text:style-name="P1"><text:span text:style-name="T2">RETURN</text:span></text:p>
        </draw:rect>
        <draw:polygon draw:style-name="gr5" draw:text-style-name="P3" draw:id="id82" draw:layer="layout" svg:width="3.81cm" svg:height="2.54cm" svg:x="1.057cm" svg:y="6.702cm" svg:viewBox="0 0 3811 2541" draw:points="0,1271 1906,0 3810,1271 1906,2540">
          <text:p text:style-name="P1"><text:span text:style-name="T2">is cp the</text:span></text:p>
          <text:p text:style-name="P1"><text:span text:style-name="T2">center of a 3-</text:span></text:p>
          <text:p text:style-name="P1"><text:span text:style-name="T2">point curve or start/end</text:span></text:p>
          <text:p text:style-name="P1"><text:span text:style-name="T2">of a 2-point</text:span></text:p>
          <text:p text:style-name="P1"><text:span text:style-name="T2">curve</text:span></text:p>
        </draw:polygon>
        <draw:rect draw:style-name="gr13" draw:text-style-name="P3" draw:id="id83" draw:layer="layout" svg:width="3.81cm" svg:height="0.635cm" svg:x="5.502cm" svg:y="8.607cm">
          <text:p text:style-name="P1"><text:span text:style-name="T2">remove the entire curve</text:span></text:p>
        </draw:rect>
        <draw:connector draw:style-name="gr9" draw:text-style-name="P4" draw:layer="layout" svg:x1="2.962cm" svg:y1="6.067cm" svg:x2="2.962cm" svg:y2="6.702cm" draw:start-shape="id81" draw:start-glue-point="2" draw:end-shape="id82" draw:end-glue-point="0">
          <text:p text:style-name="P7"/>
        </draw:connector>
        <draw:frame draw:style-name="gr4" draw:text-style-name="P9" draw:layer="layout" svg:width="0.535cm" svg:height="0.331cm" svg:x="4.732cm" svg:y="7.641cm">
          <draw:text-box>
            <text:p text:style-name="P7"><text:span text:style-name="T2">YES</text:span></text:p>
          </draw:text-box>
        </draw:frame>
        <draw:connector draw:style-name="gr9" draw:text-style-name="P4" draw:layer="layout" svg:x1="4.867cm" svg:y1="7.972cm" svg:x2="7.407cm" svg:y2="8.607cm" draw:start-shape="id82" draw:start-glue-point="1" draw:end-shape="id83" draw:end-glue-point="0">
          <text:p text:style-name="P7"/>
        </draw:connector>
        <draw:frame draw:style-name="gr6" draw:text-style-name="P9" draw:layer="layout" svg:width="0.438cm" svg:height="0.331cm" svg:x="3.159cm" svg:y="9.242cm">
          <draw:text-box>
            <text:p text:style-name="P7"><text:span text:style-name="T2">NO</text:span></text:p>
          </draw:text-box>
        </draw:frame>
        <draw:connector draw:style-name="gr9" draw:text-style-name="P4" draw:layer="layout" svg:x1="4.867cm" svg:y1="13.687cm" svg:x2="10.582cm" svg:y2="14.322cm" draw:start-shape="id84" draw:start-glue-point="1" draw:end-shape="id85" draw:end-glue-point="0">
          <text:p text:style-name="P7"/>
        </draw:connector>
        <draw:frame draw:style-name="gr4" draw:text-style-name="P9" draw:layer="layout" svg:width="0.535cm" svg:height="0.331cm" svg:x="4.867cm" svg:y="20.341cm">
          <draw:text-box>
            <text:p text:style-name="P7"><text:span text:style-name="T2">YES</text:span></text:p>
          </draw:text-box>
        </draw:frame>
        <draw:frame draw:style-name="gr6" draw:text-style-name="P9" draw:layer="layout" svg:width="0.438cm" svg:height="0.331cm" svg:x="10.779cm" svg:y="16.862cm">
          <draw:text-box>
            <text:p text:style-name="P7"><text:span text:style-name="T2">NO</text:span></text:p>
          </draw:text-box>
        </draw:frame>
        <draw:frame draw:style-name="gr6" draw:text-style-name="P9" draw:layer="layout" svg:width="0.438cm" svg:height="0.331cm" svg:x="3.159cm" svg:y="21.942cm">
          <draw:text-box>
            <text:p text:style-name="P7"><text:span text:style-name="T2">NO</text:span></text:p>
          </draw:text-box>
        </draw:frame>
        <draw:connector draw:style-name="gr9" draw:text-style-name="P4" draw:layer="layout" svg:x1="2.962cm" svg:y1="14.957cm" svg:x2="2.962cm" svg:y2="15.592cm" draw:start-shape="id84" draw:start-glue-point="2" draw:end-shape="id86" draw:end-glue-point="0">
          <text:p text:style-name="P7"/>
        </draw:connector>
        <draw:connector draw:style-name="gr9" draw:text-style-name="P4" draw:layer="layout" svg:x1="2.962cm" svg:y1="9.242cm" svg:x2="2.962cm" svg:y2="9.877cm" draw:start-shape="id82" draw:start-glue-point="2" draw:end-shape="id87" draw:end-glue-point="0">
          <text:p text:style-name="P7"/>
        </draw:connector>
        <draw:connector draw:style-name="gr9" draw:text-style-name="P4" draw:layer="layout" svg:x1="13.757cm" svg:y1="16.862cm" svg:x2="10.582cm" svg:y2="18.132cm" draw:start-shape="id88" draw:start-glue-point="2" draw:end-shape="id89" draw:end-glue-point="0">
          <text:p text:style-name="P7"/>
        </draw:connector>
        <draw:rect draw:style-name="gr13" draw:text-style-name="P3" draw:id="id92" draw:layer="layout" svg:width="2.54cm" svg:height="0.635cm" svg:x="10.582cm" svg:y="7.972cm">
          <text:p text:style-name="P1"><text:span text:style-name="T2">drop cp</text:span></text:p>
        </draw:rect>
        <draw:rect draw:style-name="gr13" draw:text-style-name="P3" draw:id="id91" draw:layer="layout" svg:width="3.81cm" svg:height="0.635cm" svg:x="9.947cm" svg:y="6.702cm">
          <text:p text:style-name="P1"><text:span text:style-name="T2">set start to next cp</text:span></text:p>
        </draw:rect>
        <draw:rect draw:style-name="gr13" draw:text-style-name="P3" draw:id="id90" draw:layer="layout" svg:width="3.81cm" svg:height="0.635cm" svg:x="9.947cm" svg:y="5.432cm">
          <text:p text:style-name="P1"><text:span text:style-name="T2">clear loop on start cp</text:span></text:p>
        </draw:rect>
        <draw:connector draw:style-name="gr9" draw:text-style-name="P4" draw:layer="layout" svg:x1="4.867cm" svg:y1="4.797cm" svg:x2="11.852cm" svg:y2="5.432cm" draw:start-shape="id81" draw:start-glue-point="1" draw:end-shape="id90" draw:end-glue-point="0">
          <text:p text:style-name="P7"/>
        </draw:connector>
        <draw:connector draw:style-name="gr9" draw:text-style-name="P4" draw:layer="layout" svg:x1="11.852cm" svg:y1="6.067cm" svg:x2="11.852cm" svg:y2="6.702cm" draw:start-shape="id90" draw:start-glue-point="2" draw:end-shape="id91" draw:end-glue-point="0">
          <text:p text:style-name="P7"/>
        </draw:connector>
        <draw:connector draw:style-name="gr9" draw:text-style-name="P4" draw:layer="layout" svg:x1="11.852cm" svg:y1="7.337cm" svg:x2="11.852cm" svg:y2="7.972cm" draw:start-shape="id91" draw:start-glue-point="2" draw:end-shape="id92" draw:end-glue-point="0">
          <text:p text:style-name="P7"/>
        </draw:connector>
        <draw:rect draw:style-name="gr13" draw:text-style-name="P3" draw:id="id94" draw:layer="layout" svg:width="2.54cm" svg:height="0.635cm" svg:x="10.582cm" svg:y="7.973cm">
          <text:p text:style-name="P1"><text:span text:style-name="T2">drop cp</text:span></text:p>
        </draw:rect>
        <draw:rect draw:style-name="gr13" draw:text-style-name="P3" draw:id="id95" draw:layer="layout" svg:width="3.81cm" svg:height="0.635cm" svg:x="9.947cm" svg:y="9.242cm">
          <text:p text:style-name="P1"><text:span text:style-name="T2">delete cp from curve</text:span></text:p>
        </draw:rect>
        <draw:rect draw:style-name="gr13" draw:text-style-name="P3" draw:id="id93" draw:layer="layout" svg:width="3.81cm" svg:height="0.635cm" svg:x="1.057cm" svg:y="11.147cm">
          <text:p text:style-name="P1"><text:span text:style-name="T2">delete cp from curve</text:span></text:p>
        </draw:rect>
        <draw:connector draw:style-name="gr9" draw:text-style-name="P4" draw:layer="layout" svg:x1="2.962cm" svg:y1="10.512cm" svg:x2="2.962cm" svg:y2="11.147cm" draw:start-shape="id87" draw:start-glue-point="2" draw:end-shape="id93" draw:end-glue-point="0">
          <text:p text:style-name="P7"/>
        </draw:connector>
        <draw:connector draw:style-name="gr9" draw:text-style-name="P4" draw:layer="layout" svg:x1="2.962cm" svg:y1="11.782cm" svg:x2="2.962cm" svg:y2="12.417cm" draw:start-shape="id93" draw:start-glue-point="2" draw:end-shape="id84" draw:end-glue-point="0">
          <text:p text:style-name="P7"/>
        </draw:connector>
        <draw:connector draw:style-name="gr9" draw:text-style-name="P4" draw:layer="layout" svg:x1="11.852cm" svg:y1="8.608cm" svg:x2="11.852cm" svg:y2="9.242cm" draw:start-shape="id94" draw:start-glue-point="2" draw:end-shape="id95" draw:end-glue-point="0">
          <text:p text:style-name="P7"/>
        </draw:connector>
        <draw:rect draw:style-name="gr1" draw:text-style-name="P2" draw:layer="layout" svg:width="15.24cm" svg:height="24.765cm" svg:x="0.422cm" svg:y="0.352cm">
          <text:p text:style-name="P1"><text:span text:style-name="T1">CompoundDeleteControlPoint</text:span></text:p>
        </draw:rect>
        <draw:frame draw:style-name="gr6" draw:text-style-name="P9" draw:layer="layout" svg:width="0.438cm" svg:height="0.331cm" svg:x="4.867cm" svg:y="4.466cm">
          <draw:text-box>
            <text:p text:style-name="P7"><text:span text:style-name="T2">NO</text:span></text:p>
          </draw:text-box>
        </draw:frame>
        <draw:connector draw:style-name="gr3" draw:text-style-name="P4" draw:layer="layout" svg:x1="4.867cm" svg:y1="16.862cm" svg:x2="6.137cm" svg:y2="17.497cm" draw:start-shape="id86" draw:start-glue-point="1" draw:end-shape="id96" draw:end-glue-point="0">
          <text:p text:style-name="P7"/>
        </draw:connector>
        <draw:connector draw:style-name="gr3" draw:text-style-name="P4" draw:layer="layout" svg:x1="4.867cm" svg:y1="20.672cm" svg:x2="6.137cm" svg:y2="21.307cm" draw:start-shape="id97" draw:start-glue-point="1" draw:end-shape="id98" draw:end-glue-point="0">
          <text:p text:style-name="P7"/>
        </draw:connector>
        <draw:connector draw:style-name="gr3" draw:text-style-name="P4" draw:layer="layout" svg:x1="12.487cm" svg:y1="15.592cm" svg:x2="13.757cm" svg:y2="16.227cm" draw:start-shape="id85" draw:start-glue-point="1" draw:end-shape="id88" draw:end-glue-point="0">
          <text:p text:style-name="P7"/>
        </draw:connector>
        <draw:rect draw:style-name="gr8" draw:text-style-name="P3" draw:id="id99" draw:layer="layout" svg:width="2.54cm" svg:height="1.27cm" svg:x="6.137cm" svg:y="9.877cm" draw:corner-radius="0.5cm">
          <text:p text:style-name="P1"><text:span text:style-name="T2">RETURN</text:span></text:p>
        </draw:rect>
        <draw:rect draw:style-name="gr8" draw:text-style-name="P3" draw:id="id100" draw:layer="layout" svg:width="2.54cm" svg:height="1.27cm" svg:x="10.582cm" svg:y="10.512cm" draw:corner-radius="0.5cm">
          <text:p text:style-name="P1"><text:span text:style-name="T2">RETURN</text:span></text:p>
        </draw:rect>
        <draw:rect draw:style-name="gr8" draw:text-style-name="P3" draw:id="id101" draw:layer="layout" svg:width="2.54cm" svg:height="1.27cm" svg:x="9.312cm" svg:y="19.402cm" draw:corner-radius="0.5cm">
          <text:p text:style-name="P1"><text:span text:style-name="T2">RETURN</text:span></text:p>
        </draw:rect>
        <draw:connector draw:style-name="gr3" draw:text-style-name="P4" draw:layer="layout" svg:x1="7.407cm" svg:y1="9.242cm" svg:x2="7.407cm" svg:y2="9.877cm" draw:start-shape="id83" draw:start-glue-point="2" draw:end-shape="id99" draw:end-glue-point="0">
          <text:p text:style-name="P7"/>
        </draw:connector>
        <draw:connector draw:style-name="gr3" draw:text-style-name="P4" draw:layer="layout" svg:x1="11.852cm" svg:y1="9.877cm" svg:x2="11.852cm" svg:y2="10.512cm" draw:start-shape="id95" draw:start-glue-point="2" draw:end-shape="id100" draw:end-glue-point="0">
          <text:p text:style-name="P7"/>
        </draw:connector>
        <draw:connector draw:style-name="gr3" draw:text-style-name="P4" draw:layer="layout" svg:x1="10.582cm" svg:y1="16.862cm" svg:x2="10.582cm" svg:y2="18.132cm" draw:start-shape="id85" draw:start-glue-point="2" draw:end-shape="id89" draw:end-glue-point="0">
          <text:p text:style-name="P7"/>
        </draw:connector>
        <draw:connector draw:style-name="gr3" draw:text-style-name="P4" draw:layer="layout" svg:x1="10.582cm" svg:y1="18.767cm" svg:x2="10.582cm" svg:y2="19.402cm" draw:start-shape="id89" draw:start-glue-point="2" draw:end-shape="id101" draw:end-glue-point="0">
          <text:p text:style-name="P7"/>
        </draw:connector>
        <draw:connector draw:style-name="gr3" draw:text-style-name="P4" draw:layer="layout" svg:x1="2.962cm" svg:y1="21.942cm" svg:x2="2.962cm" svg:y2="23.212cm" draw:start-shape="id97" draw:start-glue-point="2" draw:end-shape="id102" draw:end-glue-point="0">
          <text:p text:style-name="P7"/>
        </draw:connector>
        <draw:connector draw:style-name="gr3" draw:text-style-name="P4" draw:layer="layout" svg:x1="2.962cm" svg:y1="18.132cm" svg:x2="2.962cm" svg:y2="19.402cm" draw:start-shape="id86" draw:start-glue-point="2" draw:end-shape="id97" draw:end-glue-point="0">
          <text:p text:style-name="P7"/>
        </draw:connector>
        <draw:connector draw:style-name="gr3" draw:text-style-name="P4" draw:layer="layout" svg:x1="6.137cm" svg:y1="18.132cm" svg:x2="2.962cm" svg:y2="19.402cm" draw:start-shape="id96" draw:start-glue-point="2" draw:end-shape="id97" draw:end-glue-point="0">
          <text:p text:style-name="P7"/>
        </draw:connector>
        <draw:connector draw:style-name="gr3" draw:text-style-name="P4" draw:layer="layout" svg:x1="6.137cm" svg:y1="21.942cm" svg:x2="2.962cm" svg:y2="23.212cm" draw:start-shape="id98" draw:start-glue-point="2" draw:end-shape="id102" draw:end-glue-point="0">
          <text:p text:style-name="P7"/>
        </draw:connecto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undRemoveControlPoint" draw:style-name="dp1" draw:master-page-name="Default">
        <draw:rect draw:style-name="gr11" draw:text-style-name="P3" draw:id="id103" draw:layer="layout" svg:width="3.81cm" svg:height="1.27cm" svg:x="1.057cm" svg:y="1.622cm" draw:corner-radius="0.5cm">
          <text:p text:style-name="P1"><text:span text:style-name="T2">CONSTRUCTOR: cp</text:span></text:p>
        </draw:rect>
        <draw:connector draw:style-name="gr9" draw:text-style-name="P4" draw:layer="layout" svg:x1="2.962cm" svg:y1="2.892cm" svg:x2="2.962cm" svg:y2="3.527cm" draw:start-shape="id103" draw:start-glue-point="2" draw:end-shape="id104" draw:end-glue-point="0">
          <text:p text:style-name="P7"/>
        </draw:connector>
        <draw:polygon draw:style-name="gr5" draw:text-style-name="P3" draw:id="id104" draw:layer="layout" svg:width="3.81cm" svg:height="2.54cm" svg:x="1.057cm" svg:y="3.527cm" svg:viewBox="0 0 3811 2541" draw:points="0,1271 1906,0 3810,1271 1906,2540">
          <text:p text:style-name="P1"><text:span text:style-name="T2">is curve closed and</text:span></text:p>
          <text:p text:style-name="P1"><text:span text:style-name="T2">length == 3?</text:span></text:p>
        </draw:polygon>
        <draw:frame draw:style-name="gr4" draw:text-style-name="P9" draw:layer="layout" svg:width="0.535cm" svg:height="0.331cm" svg:x="4.867cm" svg:y="4.466cm">
          <draw:text-box>
            <text:p text:style-name="P7"><text:span text:style-name="T2">YES</text:span></text:p>
          </draw:text-box>
        </draw:frame>
        <draw:rect draw:style-name="gr13" draw:text-style-name="P3" draw:id="id107" draw:layer="layout" svg:width="2.54cm" svg:height="0.635cm" svg:x="1.692cm" svg:y="9.877cm">
          <text:p text:style-name="P1"><text:span text:style-name="T2">drop cp</text:span></text:p>
        </draw:rect>
        <draw:rect draw:style-name="gr8" draw:text-style-name="P3" draw:id="id110" draw:layer="layout" svg:width="2.54cm" svg:height="1.27cm" svg:x="1.692cm" svg:y="12.417cm" draw:corner-radius="0.5cm">
          <text:p text:style-name="P1"><text:span text:style-name="T2">RETURN</text:span></text:p>
        </draw:rect>
        <draw:polygon draw:style-name="gr5" draw:text-style-name="P3" draw:id="id105" draw:layer="layout" svg:width="3.81cm" svg:height="2.54cm" svg:x="1.057cm" svg:y="6.702cm" svg:viewBox="0 0 3811 2541" draw:points="0,1271 1906,0 3810,1271 1906,2540">
          <text:p text:style-name="P1"><text:span text:style-name="T2">is curve length &lt; 3?</text:span></text:p>
        </draw:polygon>
        <draw:rect draw:style-name="gr13" draw:text-style-name="P3" draw:id="id106" draw:layer="layout" svg:width="3.81cm" svg:height="0.635cm" svg:x="4.867cm" svg:y="8.607cm">
          <text:p text:style-name="P1"><text:span text:style-name="T2">remove the entire curve</text:span></text:p>
        </draw:rect>
        <draw:connector draw:style-name="gr9" draw:text-style-name="P4" draw:layer="layout" svg:x1="2.962cm" svg:y1="6.067cm" svg:x2="2.962cm" svg:y2="6.702cm" draw:start-shape="id104" draw:start-glue-point="2" draw:end-shape="id105" draw:end-glue-point="0">
          <text:p text:style-name="P7"/>
        </draw:connector>
        <draw:frame draw:style-name="gr4" draw:text-style-name="P9" draw:layer="layout" svg:width="0.535cm" svg:height="0.331cm" svg:x="4.732cm" svg:y="7.641cm">
          <draw:text-box>
            <text:p text:style-name="P7"><text:span text:style-name="T2">YES</text:span></text:p>
          </draw:text-box>
        </draw:frame>
        <draw:connector draw:style-name="gr9" draw:text-style-name="P4" draw:layer="layout" svg:x1="4.867cm" svg:y1="7.972cm" svg:x2="6.772cm" svg:y2="8.607cm" draw:start-shape="id105" draw:start-glue-point="1" draw:end-shape="id106" draw:end-glue-point="0">
          <text:p text:style-name="P7"/>
        </draw:connector>
        <draw:frame draw:style-name="gr6" draw:text-style-name="P9" draw:layer="layout" svg:width="0.438cm" svg:height="0.331cm" svg:x="3.159cm" svg:y="9.242cm">
          <draw:text-box>
            <text:p text:style-name="P7"><text:span text:style-name="T2">NO</text:span></text:p>
          </draw:text-box>
        </draw:frame>
        <draw:connector draw:style-name="gr9" draw:text-style-name="P4" draw:layer="layout" svg:x1="2.962cm" svg:y1="9.242cm" svg:x2="2.962cm" svg:y2="9.877cm" draw:start-shape="id105" draw:start-glue-point="2" draw:end-shape="id107" draw:end-glue-point="0">
          <text:p text:style-name="P7"/>
        </draw:connector>
        <draw:rect draw:style-name="gr13" draw:text-style-name="P3" draw:id="id108" draw:layer="layout" svg:width="3.81cm" svg:height="0.635cm" svg:x="6.772cm" svg:y="5.432cm">
          <text:p text:style-name="P1"><text:span text:style-name="T2">Delete controlpoint</text:span></text:p>
        </draw:rect>
        <draw:connector draw:style-name="gr9" draw:text-style-name="P4" draw:layer="layout" svg:x1="4.867cm" svg:y1="4.797cm" svg:x2="8.677cm" svg:y2="5.432cm" draw:start-shape="id104" draw:start-glue-point="1" draw:end-shape="id108" draw:end-glue-point="0">
          <text:p text:style-name="P7"/>
        </draw:connector>
        <draw:rect draw:style-name="gr13" draw:text-style-name="P3" draw:id="id109" draw:layer="layout" svg:width="3.81cm" svg:height="0.635cm" svg:x="1.057cm" svg:y="11.147cm">
          <text:p text:style-name="P1"><text:span text:style-name="T2">remove cp from curve</text:span></text:p>
        </draw:rect>
        <draw:connector draw:style-name="gr9" draw:text-style-name="P4" draw:layer="layout" svg:x1="2.962cm" svg:y1="10.512cm" svg:x2="2.962cm" svg:y2="11.147cm" draw:start-shape="id107" draw:start-glue-point="2" draw:end-shape="id109" draw:end-glue-point="0">
          <text:p text:style-name="P7"/>
        </draw:connector>
        <draw:connector draw:style-name="gr9" draw:text-style-name="P4" draw:layer="layout" svg:x1="2.962cm" svg:y1="11.782cm" svg:x2="2.962cm" svg:y2="12.417cm" draw:start-shape="id109" draw:start-glue-point="2" draw:end-shape="id110" draw:end-glue-point="0">
          <text:p text:style-name="P7"/>
        </draw:connector>
        <draw:rect draw:style-name="gr1" draw:text-style-name="P2" draw:layer="layout" svg:width="11.43cm" svg:height="14.605cm" svg:x="0.422cm" svg:y="0.352cm">
          <text:p text:style-name="P1"><text:span text:style-name="T1">CompoundRemoveControlPoint</text:span></text:p>
        </draw:rect>
        <draw:frame draw:style-name="gr6" draw:text-style-name="P9" draw:layer="layout" svg:width="0.438cm" svg:height="0.331cm" svg:x="3.159cm" svg:y="6.067cm">
          <draw:text-box>
            <text:p text:style-name="P7"><text:span text:style-name="T2">NO</text:span></text:p>
          </draw:text-box>
        </draw:frame>
        <draw:rect draw:style-name="gr8" draw:text-style-name="P3" draw:id="id112" draw:layer="layout" svg:width="2.54cm" svg:height="1.27cm" svg:x="5.502cm" svg:y="9.877cm" draw:corner-radius="0.5cm">
          <text:p text:style-name="P1"><text:span text:style-name="T2">RETURN</text:span></text:p>
        </draw:rect>
        <draw:rect draw:style-name="gr8" draw:text-style-name="P3" draw:id="id111" draw:layer="layout" svg:width="2.54cm" svg:height="1.27cm" svg:x="7.407cm" svg:y="6.702cm" draw:corner-radius="0.5cm">
          <text:p text:style-name="P1"><text:span text:style-name="T2">RETURN</text:span></text:p>
        </draw:rect>
        <draw:connector draw:style-name="gr3" draw:text-style-name="P4" draw:layer="layout" svg:x1="8.677cm" svg:y1="6.067cm" svg:x2="8.677cm" svg:y2="6.702cm" draw:start-shape="id108" draw:start-glue-point="2" draw:end-shape="id111" draw:end-glue-point="0">
          <text:p text:style-name="P7"/>
        </draw:connector>
        <draw:connector draw:style-name="gr3" draw:text-style-name="P4" draw:layer="layout" svg:x1="6.772cm" svg:y1="9.242cm" svg:x2="6.772cm" svg:y2="9.877cm" draw:start-shape="id106" draw:start-glue-point="2" draw:end-shape="id112" draw:end-glue-point="0">
          <text:p text:style-name="P7"/>
        </draw:connecto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undWeldControlPoints" draw:style-name="dp1" draw:master-page-name="Default">
        <draw:rect draw:style-name="gr11" draw:text-style-name="P3" draw:id="id113" draw:layer="layout" svg:width="3.81cm" svg:height="1.27cm" svg:x="1.057cm" svg:y="1.622cm" draw:corner-radius="0.5cm">
          <text:p text:style-name="P1"><text:span text:style-name="T2">CONSTRUCTOR: cpA, cpB</text:span></text:p>
        </draw:rect>
        <draw:connector draw:style-name="gr9" draw:text-style-name="P4" draw:layer="layout" svg:x1="2.962cm" svg:y1="2.892cm" svg:x2="2.962cm" svg:y2="3.527cm" draw:start-shape="id113" draw:start-glue-point="2" draw:end-shape="id114" draw:end-glue-point="0">
          <text:p text:style-name="P7"/>
        </draw:connector>
        <draw:polygon draw:style-name="gr5" draw:text-style-name="P3" draw:id="id114" draw:layer="layout" svg:width="3.81cm" svg:height="2.54cm" svg:x="1.057cm" svg:y="3.527cm" svg:viewBox="0 0 3811 2541" draw:points="0,1271 1906,0 3810,1271 1906,2540">
          <text:p text:style-name="P1"><text:span text:style-name="T2">do both, cpA and cpB</text:span></text:p>
          <text:p text:style-name="P1"><text:span text:style-name="T2">have loose-ends?</text:span></text:p>
        </draw:polygon>
        <draw:frame draw:style-name="gr4" draw:text-style-name="P9" draw:layer="layout" svg:width="0.535cm" svg:height="0.331cm" svg:x="4.867cm" svg:y="4.466cm">
          <draw:text-box>
            <text:p text:style-name="P7"><text:span text:style-name="T2">NO</text:span></text:p>
          </draw:text-box>
        </draw:frame>
        <draw:rect draw:style-name="gr8" draw:text-style-name="P3" draw:id="id119" draw:layer="layout" svg:width="2.54cm" svg:height="1.27cm" svg:x="1.692cm" svg:y="17.497cm" draw:corner-radius="0.5cm">
          <text:p text:style-name="P1"><text:span text:style-name="T2">RETURN</text:span></text:p>
        </draw:rect>
        <draw:connector draw:style-name="gr9" draw:text-style-name="P4" draw:layer="layout" svg:x1="2.962cm" svg:y1="6.067cm" svg:x2="2.962cm" svg:y2="6.702cm" draw:start-shape="id114" draw:start-glue-point="2">
          <text:p text:style-name="P7"/>
        </draw:connector>
        <draw:connector draw:style-name="gr9" draw:text-style-name="P4" draw:layer="layout" svg:x1="4.867cm" svg:y1="4.797cm" svg:x2="9.947cm" svg:y2="5.432cm" draw:start-shape="id114" draw:start-glue-point="1" draw:end-shape="id115" draw:end-glue-point="0">
          <text:p text:style-name="P7"/>
        </draw:connector>
        <draw:rect draw:style-name="gr1" draw:text-style-name="P2" draw:layer="layout" svg:width="12.065cm" svg:height="19.05cm" svg:x="0.422cm" svg:y="0.352cm">
          <text:p text:style-name="P1"><text:span text:style-name="T1">CompoundWeldControlPoints</text:span></text:p>
        </draw:rect>
        <draw:frame draw:style-name="gr6" draw:text-style-name="P9" draw:layer="layout" svg:width="0.535cm" svg:height="0.331cm" svg:x="3.159cm" svg:y="6.067cm">
          <draw:text-box>
            <text:p text:style-name="P7"><text:span text:style-name="T2">YES</text:span></text:p>
          </draw:text-box>
        </draw:frame>
        <draw:polygon draw:style-name="gr5" draw:text-style-name="P3" draw:id="id116" draw:layer="layout" svg:width="3.81cm" svg:height="2.54cm" svg:x="1.057cm" svg:y="6.702cm" svg:viewBox="0 0 3811 2541" draw:points="0,1271 1906,0 3810,1271 1906,2540">
          <text:p text:style-name="P1"><text:span text:style-name="T2">has loose-end of cpA</text:span></text:p>
          <text:p text:style-name="P1"><text:span text:style-name="T2">nextAttached?</text:span></text:p>
        </draw:polygon>
        <draw:rect draw:style-name="gr13" draw:text-style-name="P3" draw:id="id120" draw:layer="layout" svg:width="3.81cm" svg:height="1.27cm" svg:x="4.232cm" svg:y="8.607cm">
          <text:p text:style-name="P1"><text:span text:style-name="T2">attach loose-end of cpB's</text:span></text:p>
          <text:p text:style-name="P1"><text:span text:style-name="T2">head to loose-end of cpA's</text:span></text:p>
          <text:p text:style-name="P1"><text:span text:style-name="T2">next attached.</text:span></text:p>
        </draw:rect>
        <draw:polygon draw:style-name="gr5" draw:text-style-name="P3" draw:id="id117" draw:layer="layout" svg:width="3.81cm" svg:height="2.54cm" svg:x="1.057cm" svg:y="11.147cm" svg:viewBox="0 0 3811 2541" draw:points="0,1271 1906,0 3810,1271 1906,2540">
          <text:p text:style-name="P1"><text:span text:style-name="T2">has loose-end of cpA</text:span></text:p>
          <text:p text:style-name="P1"><text:span text:style-name="T2">prevAttached?</text:span></text:p>
        </draw:polygon>
        <draw:rect draw:style-name="gr13" draw:text-style-name="P3" draw:id="id121" draw:layer="layout" svg:width="3.81cm" svg:height="1.27cm" svg:x="4.232cm" svg:y="13.052cm">
          <text:p text:style-name="P1"><text:span text:style-name="T2">attach loose-end of cpA's</text:span></text:p>
          <text:p text:style-name="P1"><text:span text:style-name="T2">prev-attached to loose-end</text:span></text:p>
          <text:p text:style-name="P1"><text:span text:style-name="T2">of cpB's tail.</text:span></text:p>
        </draw:rect>
        <draw:rect draw:style-name="gr13" draw:text-style-name="P3" draw:id="id118" draw:layer="layout" svg:width="3.81cm" svg:height="1.27cm" svg:x="1.057cm" svg:y="15.592cm">
          <text:p text:style-name="P1"><text:span text:style-name="T2">append loose-end of cpA</text:span></text:p>
          <text:p text:style-name="P1"><text:span text:style-name="T2">to loose-end of cpB</text:span></text:p>
        </draw:rect>
        <draw:rect draw:style-name="gr13" draw:text-style-name="P3" draw:id="id115" draw:layer="layout" svg:width="3.81cm" svg:height="1.27cm" svg:x="8.042cm" svg:y="5.432cm">
          <text:p text:style-name="P1"><text:span text:style-name="T2">attach cpA's head to</text:span></text:p>
          <text:p text:style-name="P1"><text:span text:style-name="T2">cpB's tail</text:span></text:p>
        </draw:rect>
        <draw:connector draw:style-name="gr3" draw:text-style-name="P4" draw:layer="layout" svg:x1="2.962cm" svg:y1="9.242cm" svg:x2="2.962cm" svg:y2="11.147cm" draw:start-shape="id116" draw:start-glue-point="2" draw:end-shape="id117" draw:end-glue-point="0">
          <text:p text:style-name="P7"/>
        </draw:connector>
        <draw:connector draw:style-name="gr3" draw:text-style-name="P4" draw:layer="layout" svg:x1="2.962cm" svg:y1="13.687cm" svg:x2="2.962cm" svg:y2="15.592cm" draw:start-shape="id117" draw:start-glue-point="2" draw:end-shape="id118" draw:end-glue-point="0">
          <text:p text:style-name="P7"/>
        </draw:connector>
        <draw:connector draw:style-name="gr3" draw:text-style-name="P4" draw:layer="layout" svg:x1="2.962cm" svg:y1="16.862cm" svg:x2="2.962cm" svg:y2="17.497cm" draw:start-shape="id118" draw:start-glue-point="2" draw:end-shape="id119" draw:end-glue-point="0">
          <text:p text:style-name="P7"/>
        </draw:connector>
        <draw:connector draw:style-name="gr3" draw:text-style-name="P4" draw:layer="layout" svg:x1="4.867cm" svg:y1="7.972cm" svg:x2="6.137cm" svg:y2="8.607cm" draw:start-shape="id116" draw:start-glue-point="1" draw:end-shape="id120" draw:end-glue-point="0">
          <text:p text:style-name="P7"/>
        </draw:connector>
        <draw:connector draw:style-name="gr3" draw:text-style-name="P4" draw:layer="layout" svg:x1="4.867cm" svg:y1="12.417cm" svg:x2="6.137cm" svg:y2="13.052cm" draw:start-shape="id117" draw:start-glue-point="1" draw:end-shape="id121">
          <text:p text:style-name="P7"/>
        </draw:connector>
        <draw:connector draw:style-name="gr3" draw:text-style-name="P4" draw:layer="layout" svg:x1="6.137cm" svg:y1="14.322cm" svg:x2="2.962cm" svg:y2="15.592cm" draw:start-shape="id121" draw:start-glue-point="2" draw:end-shape="id118" draw:end-glue-point="0">
          <text:p text:style-name="P7"/>
        </draw:connector>
        <draw:connector draw:style-name="gr3" draw:text-style-name="P4" draw:layer="layout" svg:x1="6.137cm" svg:y1="9.877cm" svg:x2="2.962cm" svg:y2="11.147cm" draw:start-shape="id120" draw:start-glue-point="2" draw:end-shape="id117" draw:end-glue-point="0">
          <text:p text:style-name="P7"/>
        </draw:connector>
        <draw:frame draw:style-name="gr6" draw:text-style-name="P9" draw:layer="layout" svg:width="0.535cm" svg:height="0.331cm" svg:x="4.867cm" svg:y="7.641cm">
          <draw:text-box>
            <text:p text:style-name="P7"><text:span text:style-name="T2">YES</text:span></text:p>
          </draw:text-box>
        </draw:frame>
        <draw:frame draw:style-name="gr6" draw:text-style-name="P9" draw:layer="layout" svg:width="0.535cm" svg:height="0.331cm" svg:x="4.867cm" svg:y="12.086cm">
          <draw:text-box>
            <text:p text:style-name="P7"><text:span text:style-name="T2">YES</text:span></text:p>
          </draw:text-box>
        </draw:frame>
        <draw:frame draw:style-name="gr4" draw:text-style-name="P9" draw:layer="layout" svg:width="0.535cm" svg:height="0.331cm" svg:x="3.062cm" svg:y="9.242cm">
          <draw:text-box>
            <text:p text:style-name="P7"><text:span text:style-name="T2">NO</text:span></text:p>
          </draw:text-box>
        </draw:frame>
        <draw:frame draw:style-name="gr4" draw:text-style-name="P9" draw:layer="layout" svg:width="0.535cm" svg:height="0.331cm" svg:x="3.062cm" svg:y="13.687cm">
          <draw:text-box>
            <text:p text:style-name="P7"><text:span text:style-name="T2">NO</text:span></text:p>
          </draw:text-box>
        </draw:frame>
        <draw:rect draw:style-name="gr8" draw:text-style-name="P3" draw:id="id122" draw:layer="layout" svg:width="2.54cm" svg:height="1.27cm" svg:x="8.677cm" svg:y="7.337cm" draw:corner-radius="0.5cm">
          <text:p text:style-name="P1"><text:span text:style-name="T2">RETURN</text:span></text:p>
        </draw:rect>
        <draw:connector draw:style-name="gr3" draw:text-style-name="P4" draw:layer="layout" svg:x1="9.947cm" svg:y1="6.702cm" svg:x2="9.947cm" svg:y2="7.337cm" draw:start-shape="id115" draw:start-glue-point="2" draw:end-shape="id122" draw:end-glue-point="0">
          <text:p text:style-name="P7"/>
        </draw:connecto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undHook" draw:style-name="dp1" draw:master-page-name="Default">
        <draw:rect draw:style-name="gr11" draw:text-style-name="P3" draw:id="id123" draw:layer="layout" svg:width="8.89cm" svg:height="1.27cm" svg:x="1.057cm" svg:y="1.622cm" draw:corner-radius="0.5cm">
          <text:p text:style-name="P1"><text:span text:style-name="T2">CONSTRUCTOR: cpTargetHook, cpTarget, float hookPos</text:span></text:p>
        </draw:rect>
        <draw:connector draw:style-name="gr9" draw:text-style-name="P4" draw:layer="layout" svg:x1="5.502cm" svg:y1="2.892cm" svg:x2="5.502cm" svg:y2="3.527cm" draw:start-shape="id123" draw:start-glue-point="2" draw:end-shape="id124" draw:end-glue-point="0">
          <text:p text:style-name="P7"/>
        </draw:connector>
        <draw:polygon draw:style-name="gr5" draw:text-style-name="P3" draw:id="id124" draw:layer="layout" svg:width="3.81cm" svg:height="2.54cm" svg:x="3.597cm" svg:y="3.527cm" svg:viewBox="0 0 3811 2541" draw:points="0,1271 1906,0 3810,1271 1906,2540">
          <text:p text:style-name="P1"><text:span text:style-name="T2">does the target</text:span></text:p>
          <text:p text:style-name="P1"><text:span text:style-name="T2">already have a child-</text:span></text:p>
          <text:p text:style-name="P1"><text:span text:style-name="T2">hook(curve)?</text:span></text:p>
        </draw:polygon>
        <draw:frame draw:style-name="gr4" draw:text-style-name="P9" draw:layer="layout" svg:width="0.535cm" svg:height="0.331cm" svg:x="7.407cm" svg:y="4.466cm">
          <draw:text-box>
            <text:p text:style-name="P7"><text:span text:style-name="T2">NO</text:span></text:p>
          </draw:text-box>
        </draw:frame>
        <draw:rect draw:style-name="gr8" draw:text-style-name="P3" draw:id="id134" draw:layer="layout" svg:width="2.54cm" svg:height="1.27cm" svg:x="4.232cm" svg:y="20.672cm" draw:corner-radius="0.5cm">
          <text:p text:style-name="P1"><text:span text:style-name="T2">RETURN</text:span></text:p>
        </draw:rect>
        <draw:connector draw:style-name="gr9" draw:text-style-name="P4" draw:layer="layout" svg:x1="5.502cm" svg:y1="6.067cm" svg:x2="5.502cm" svg:y2="10.512cm" draw:start-shape="id124" draw:start-glue-point="2" draw:end-shape="id125" draw:end-glue-point="0">
          <text:p text:style-name="P7"/>
        </draw:connector>
        <draw:connector draw:style-name="gr9" draw:text-style-name="P4" draw:layer="layout" svg:x1="7.407cm" svg:y1="4.797cm" svg:x2="8.677cm" svg:y2="5.432cm" draw:start-shape="id124" draw:start-glue-point="1" draw:end-shape="id126" draw:end-glue-point="0">
          <text:p text:style-name="P7"/>
        </draw:connector>
        <draw:rect draw:style-name="gr1" draw:text-style-name="P2" draw:layer="layout" svg:width="10.795cm" svg:height="22.225cm" svg:x="0.422cm" svg:y="0.352cm">
          <text:p text:style-name="P1"><text:span text:style-name="T1">CompoundWeldControlPoints</text:span></text:p>
        </draw:rect>
        <draw:frame draw:style-name="gr6" draw:text-style-name="P9" draw:layer="layout" svg:width="0.535cm" svg:height="0.331cm" svg:x="5.699cm" svg:y="6.067cm">
          <draw:text-box>
            <text:p text:style-name="P7"><text:span text:style-name="T2">YES</text:span></text:p>
          </draw:text-box>
        </draw:frame>
        <draw:rect draw:style-name="gr2" draw:text-style-name="P3" draw:id="id126" draw:layer="layout" svg:width="2.54cm" svg:height="0.635cm" svg:x="7.407cm" svg:y="5.432cm">
          <text:p text:style-name="P1"><text:span text:style-name="T2">create an empty</text:span></text:p>
          <text:p text:style-name="P1"><text:span text:style-name="T2">hook-curve</text:span></text:p>
        </draw:rect>
        <draw:rect draw:style-name="gr13" draw:text-style-name="P3" draw:id="id128" draw:layer="layout" svg:width="2.54cm" svg:height="1.27cm" svg:x="7.407cm" svg:y="6.702cm">
          <text:p text:style-name="P1"><text:span text:style-name="T2">set child-hook of</text:span></text:p>
          <text:p text:style-name="P1"><text:span text:style-name="T2">target to start of</text:span></text:p>
          <text:p text:style-name="P1"><text:span text:style-name="T2">new hook-curve</text:span></text:p>
        </draw:rect>
        <draw:rect draw:style-name="gr13" draw:text-style-name="P3" draw:id="id127" draw:layer="layout" svg:width="2.54cm" svg:height="0.635cm" svg:x="7.407cm" svg:y="8.607cm">
          <text:p text:style-name="P1"><text:span text:style-name="T2">add the new</text:span></text:p>
          <text:p text:style-name="P1"><text:span text:style-name="T2">hook-curve</text:span></text:p>
        </draw:rect>
        <draw:rect draw:style-name="gr2" draw:text-style-name="P3" draw:id="id125" draw:layer="layout" svg:width="3.81cm" svg:height="0.635cm" svg:x="3.597cm" svg:y="10.512cm">
          <text:p text:style-name="P1"><text:span text:style-name="T2">cp = target's child-hook</text:span></text:p>
        </draw:rect>
        <draw:polygon draw:style-name="gr5" draw:text-style-name="P3" draw:id="id129" draw:layer="layout" svg:width="3.81cm" svg:height="2.54cm" svg:x="3.597cm" svg:y="12.417cm" svg:viewBox="0 0 3811 2541" draw:points="0,1271 1906,0 3810,1271 1906,2540">
          <text:p text:style-name="P1"><text:span text:style-name="T2"/></text:p>
          <text:p text:style-name="P1"><text:span text:style-name="T2">cp's next != null</text:span></text:p>
          <text:p text:style-name="P1"><text:span text:style-name="T2">and cp's next hookpos</text:span></text:p>
          <text:p text:style-name="P1"><text:span text:style-name="T2">&lt; desired hook-</text:span></text:p>
          <text:p text:style-name="P1"><text:span text:style-name="T2">pos?</text:span></text:p>
        </draw:polygon>
        <draw:rect draw:style-name="gr2" draw:text-style-name="P3" draw:id="id135" draw:layer="layout" svg:width="2.54cm" svg:height="0.635cm" svg:x="7.407cm" svg:y="14.322cm">
          <text:p text:style-name="P1"><text:span text:style-name="T2">cp = next cp</text:span></text:p>
        </draw:rect>
        <draw:rect draw:style-name="gr2" draw:text-style-name="P3" draw:id="id130" draw:layer="layout" svg:width="3.81cm" svg:height="0.635cm" svg:x="3.597cm" svg:y="15.592cm">
          <text:p text:style-name="P1"><text:span text:style-name="T2">create new controlpoint</text:span></text:p>
        </draw:rect>
        <draw:rect draw:style-name="gr2" draw:text-style-name="P3" draw:id="id131" draw:layer="layout" svg:width="2.54cm" svg:height="0.635cm" svg:x="4.232cm" svg:y="16.862cm">
          <text:p text:style-name="P1"><text:span text:style-name="T2">set it's hookpos</text:span></text:p>
        </draw:rect>
        <draw:rect draw:style-name="gr13" draw:text-style-name="P3" draw:id="id132" draw:layer="layout" svg:width="2.54cm" svg:height="0.635cm" svg:x="4.232cm" svg:y="18.132cm">
          <text:p text:style-name="P1"><text:span text:style-name="T2">insert it after cp</text:span></text:p>
        </draw:rect>
        <draw:rect draw:style-name="gr13" draw:text-style-name="P3" draw:id="id133" draw:layer="layout" svg:width="3.81cm" svg:height="0.635cm" svg:x="3.597cm" svg:y="19.402cm">
          <text:p text:style-name="P1"><text:span text:style-name="T2">attach target-hook</text:span></text:p>
          <text:p text:style-name="P1"><text:span text:style-name="T2">to new hook</text:span></text:p>
        </draw:rect>
        <draw:connector draw:style-name="gr3" draw:text-style-name="P4" draw:layer="layout" svg:x1="8.677cm" svg:y1="9.242cm" svg:x2="5.502cm" svg:y2="10.512cm" draw:start-shape="id127" draw:start-glue-point="2" draw:end-shape="id125" draw:end-glue-point="0">
          <text:p text:style-name="P7"/>
        </draw:connector>
        <draw:connector draw:style-name="gr3" draw:text-style-name="P4" draw:layer="layout" svg:x1="8.677cm" svg:y1="6.067cm" svg:x2="8.677cm" svg:y2="6.702cm" draw:start-shape="id126" draw:start-glue-point="2" draw:end-shape="id128" draw:end-glue-point="0">
          <text:p text:style-name="P7"/>
        </draw:connector>
        <draw:connector draw:style-name="gr3" draw:text-style-name="P4" draw:layer="layout" svg:x1="8.677cm" svg:y1="7.972cm" svg:x2="8.677cm" svg:y2="8.607cm" draw:start-shape="id128" draw:start-glue-point="2" draw:end-shape="id127" draw:end-glue-point="0">
          <text:p text:style-name="P7"/>
        </draw:connector>
        <draw:connector draw:style-name="gr3" draw:text-style-name="P4" draw:layer="layout" svg:x1="5.502cm" svg:y1="11.147cm" svg:x2="5.502cm" svg:y2="12.417cm" draw:start-shape="id125" draw:start-glue-point="2" draw:end-shape="id129" draw:end-glue-point="0">
          <text:p text:style-name="P7"/>
        </draw:connector>
        <draw:connector draw:style-name="gr3" draw:text-style-name="P4" draw:layer="layout" svg:x1="5.502cm" svg:y1="14.957cm" svg:x2="5.502cm" svg:y2="15.592cm" draw:start-shape="id129" draw:start-glue-point="2" draw:end-shape="id130" draw:end-glue-point="0">
          <text:p text:style-name="P7"/>
        </draw:connector>
        <draw:frame draw:style-name="gr6" draw:text-style-name="P9" draw:layer="layout" svg:width="0.535cm" svg:height="0.331cm" svg:x="7.407cm" svg:y="13.356cm">
          <draw:text-box>
            <text:p text:style-name="P7"><text:span text:style-name="T2">YES</text:span></text:p>
          </draw:text-box>
        </draw:frame>
        <draw:frame draw:style-name="gr4" draw:text-style-name="P9" draw:layer="layout" svg:width="0.535cm" svg:height="0.331cm" svg:x="5.602cm" svg:y="14.957cm">
          <draw:text-box>
            <text:p text:style-name="P7"><text:span text:style-name="T2">NO</text:span></text:p>
          </draw:text-box>
        </draw:frame>
        <draw:connector draw:style-name="gr3" draw:text-style-name="P4" draw:layer="layout" svg:x1="5.502cm" svg:y1="16.227cm" svg:x2="5.502cm" svg:y2="16.862cm" draw:start-shape="id130" draw:start-glue-point="2" draw:end-shape="id131" draw:end-glue-point="0">
          <text:p text:style-name="P7"/>
        </draw:connector>
        <draw:connector draw:style-name="gr3" draw:text-style-name="P4" draw:layer="layout" svg:x1="5.502cm" svg:y1="17.497cm" svg:x2="5.502cm" svg:y2="18.132cm" draw:start-shape="id131" draw:start-glue-point="2" draw:end-shape="id132" draw:end-glue-point="0">
          <text:p text:style-name="P7"/>
        </draw:connector>
        <draw:connector draw:style-name="gr3" draw:text-style-name="P4" draw:layer="layout" svg:x1="5.502cm" svg:y1="18.767cm" svg:x2="5.502cm" svg:y2="19.402cm" draw:start-shape="id132" draw:start-glue-point="2" draw:end-shape="id133" draw:end-glue-point="0">
          <text:p text:style-name="P7"/>
        </draw:connector>
        <draw:connector draw:style-name="gr3" draw:text-style-name="P4" draw:layer="layout" svg:x1="5.502cm" svg:y1="20.037cm" svg:x2="5.502cm" svg:y2="20.672cm" draw:start-shape="id133" draw:start-glue-point="2" draw:end-shape="id134" draw:end-glue-point="0">
          <text:p text:style-name="P7"/>
        </draw:connector>
        <draw:connector draw:style-name="gr3" draw:text-style-name="P4" draw:layer="layout" svg:x1="7.407cm" svg:y1="13.687cm" svg:x2="8.677cm" svg:y2="14.322cm" draw:start-shape="id129" draw:start-glue-point="1" draw:end-shape="id135" draw:end-glue-point="0">
          <text:p text:style-name="P7"/>
        </draw:connector>
        <draw:connector draw:style-name="gr3" draw:text-style-name="P4" draw:layer="layout" draw:line-skew="0cm 0cm -0.135cm" svg:x1="8.677cm" svg:y1="14.957cm" svg:x2="5.502cm" svg:y2="12.417cm" draw:start-shape="id135" draw:start-glue-point="2" draw:end-shape="id129" draw:end-glue-point="0">
          <text:p text:style-name="P7"/>
        </draw:connecto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6" draw:text-style-name="P3" draw:id="id143" draw:layer="layout" svg:width="3.175cm" svg:height="0.635cm" svg:x="7.407cm" svg:y="6.067cm">
          <text:p text:style-name="P1"><text:span text:style-name="T4">&lt;&lt;Interface&gt;&gt;</text:span></text:p>
          <text:p text:style-name="P1"><text:span text:style-name="T5">JPatchUndoableEdit</text:span></text:p>
        </draw:rect>
        <draw:rect draw:style-name="gr17" draw:text-style-name="P11" draw:id="id137" draw:layer="layout" svg:width="3.175cm" svg:height="1.27cm" svg:x="7.407cm" svg:y="6.702cm">
          <text:p text:style-name="P10"><text:span text:style-name="T6">+ undo(): void</text:span></text:p>
          <text:p text:style-name="P10"><text:span text:style-name="T6">+ redo(): void</text:span></text:p>
          <text:p text:style-name="P10"><text:span text:style-name="T6">+ isAtomic(): boolean</text:span></text:p>
          <text:p text:style-name="P10"><text:span text:style-name="T6">+ sizeOf(): int</text:span></text:p>
        </draw:rect>
        <draw:rect draw:style-name="gr16" draw:text-style-name="P3" draw:id="id138" draw:layer="layout" svg:width="3.81cm" svg:height="0.635cm" svg:x="2.962cm" svg:y="9.877cm">
          <text:p text:style-name="P1"><text:span text:style-name="T5">JPatchAtomicEdit</text:span></text:p>
        </draw:rect>
        <draw:rect draw:style-name="gr17" draw:text-style-name="P11" draw:layer="layout" svg:width="3.81cm" svg:height="1.27cm" svg:x="2.962cm" svg:y="10.512cm">
          <text:p text:style-name="P10"><text:span text:style-name="T6">+</text:span><text:span text:style-name="T7"> final isAtomic(): true</text:span></text:p>
          <text:p text:style-name="P10"><text:span text:style-name="T6"/></text:p>
        </draw:rect>
        <draw:rect draw:style-name="gr16" draw:text-style-name="P12" draw:id="id139" draw:layer="layout" svg:width="5.715cm" svg:height="0.635cm" svg:x="11.217cm" svg:y="9.877cm">
          <text:p text:style-name="P1"><text:span text:style-name="T6">JPatchCompoundEdit</text:span></text:p>
        </draw:rect>
        <draw:rect draw:style-name="gr17" draw:text-style-name="P11" draw:id="id141" draw:layer="layout" svg:width="5.715cm" svg:height="2.54cm" svg:x="11.217cm" svg:y="10.512cm">
          <text:p text:style-name="P10"><text:span text:style-name="T7">+ final undo(): void</text:span></text:p>
          <text:p text:style-name="P10"><text:span text:style-name="T7">+ final redo(): void</text:span></text:p>
          <text:p text:style-name="P10"><text:span text:style-name="T7">+ final isAtomic(): false</text:span></text:p>
          <text:p text:style-name="P10"><text:span text:style-name="T7">+ final sizeOf(): int</text:span></text:p>
          <text:p text:style-name="P10"><text:span text:style-name="T7">+ final size(): int</text:span></text:p>
          <text:p text:style-name="P10"><text:span text:style-name="T7">+ final isValid(): boolean</text:span></text:p>
          <text:p text:style-name="P10"><text:span text:style-name="T7"># addEdit(JPatchUndoableEdit): void</text:span></text:p>
          <text:p text:style-name="P10"><text:span text:style-name="T7"/></text:p>
          <text:p text:style-name="P10"><text:span text:style-name="T6"/></text:p>
        </draw:rect>
        <draw:rect draw:style-name="gr16" draw:text-style-name="P13" draw:id="id140" draw:layer="layout" svg:width="7.62cm" svg:height="0.635cm" svg:x="9.947cm" svg:y="16.227cm">
          <text:p text:style-name="P1"><text:span text:style-name="T8">final JPatchActionEdit</text:span></text:p>
        </draw:rect>
        <draw:rect draw:style-name="gr17" draw:text-style-name="P11" draw:layer="layout" svg:width="7.62cm" svg:height="1.27cm" svg:x="9.947cm" svg:y="16.862cm">
          <text:p text:style-name="P10"><text:span text:style-name="T7">+ &lt;&lt;Constructor&gt;&gt; JpatchActionEdit(String name)</text:span></text:p>
          <text:p text:style-name="P10"><text:span text:style-name="T7">+ addEdit(JPatchUndoableEdit): void</text:span></text:p>
          <text:p text:style-name="P10"><text:span text:style-name="T7">+ getName(): String</text:span></text:p>
          <text:p text:style-name="P10"><text:span text:style-name="T7"/></text:p>
          <text:p text:style-name="P10"><text:span text:style-name="T6"/></text:p>
        </draw:rect>
        <draw:rect draw:style-name="gr16" draw:text-style-name="P3" draw:id="id136" draw:layer="layout" svg:width="3.175cm" svg:height="0.635cm" svg:x="7.407cm" svg:y="9.877cm">
          <text:p text:style-name="P1"><text:span text:style-name="T4">&lt;&lt;Interface&gt;&gt;</text:span></text:p>
          <text:p text:style-name="P1"><text:span text:style-name="T5">JPatchRootEdit</text:span></text:p>
        </draw:rect>
        <draw:rect draw:style-name="gr17" draw:text-style-name="P11" draw:id="id142" draw:layer="layout" svg:width="3.175cm" svg:height="0.635cm" svg:x="7.407cm" svg:y="10.512cm">
          <text:p text:style-name="P10"><text:span text:style-name="T6">+ getName(): String</text:span></text:p>
        </draw:rect>
        <draw:connector draw:style-name="gr18" draw:text-style-name="P4" draw:layer="layout" draw:type="line" svg:x1="8.994cm" svg:y1="9.877cm" svg:x2="8.994cm" svg:y2="7.972cm" draw:start-shape="id136" draw:start-glue-point="0" draw:end-shape="id137" draw:end-glue-point="2">
          <text:p text:style-name="P7"/>
        </draw:connector>
        <draw:connector draw:style-name="gr9" draw:text-style-name="P4" draw:layer="layout" draw:type="line" svg:x1="4.867cm" svg:y1="9.877cm" svg:x2="8.994cm" svg:y2="7.972cm" draw:start-shape="id138" draw:start-glue-point="0" draw:end-shape="id137" draw:end-glue-point="2">
          <text:p text:style-name="P7"/>
        </draw:connector>
        <draw:connector draw:style-name="gr9" draw:text-style-name="P4" draw:layer="layout" draw:type="line" svg:x1="14.074cm" svg:y1="9.877cm" svg:x2="8.994cm" svg:y2="7.972cm" draw:start-shape="id139" draw:start-glue-point="0" draw:end-shape="id137" draw:end-glue-point="2">
          <text:p text:style-name="P7"/>
        </draw:connector>
        <draw:connector draw:style-name="gr3" draw:text-style-name="P4" draw:layer="layout" draw:type="line" svg:x1="13.757cm" svg:y1="16.227cm" svg:x2="14.074cm" svg:y2="13.052cm" draw:start-shape="id140" draw:start-glue-point="0" draw:end-shape="id141" draw:end-glue-point="2">
          <text:p text:style-name="P7"/>
        </draw:connector>
        <draw:connector draw:style-name="gr9" draw:text-style-name="P4" draw:layer="layout" draw:type="line" svg:x1="13.757cm" svg:y1="16.227cm" svg:x2="8.994cm" svg:y2="11.147cm" draw:start-shape="id140" draw:start-glue-point="0" draw:end-shape="id142" draw:end-glue-point="2">
          <text:p text:style-name="P7"/>
        </draw:connector>
        <draw:connector draw:style-name="gr3" draw:text-style-name="P4" draw:layer="layout" svg:x1="16.932cm" svg:y1="11.782cm" svg:x2="10.582cm" svg:y2="6.384cm" draw:start-shape="id141" draw:start-glue-point="1" draw:end-shape="id143" draw:end-glue-point="1">
          <text:p text:style-name="P7"/>
        </draw:connector>
        <draw:frame draw:style-name="gr19" draw:text-style-name="P9" draw:layer="layout" svg:width="0.535cm" svg:height="0.331cm" svg:x="10.682cm" svg:y="6.067cm">
          <draw:text-box>
            <text:p text:style-name="P7"><text:span text:style-name="T2">*</text:span></text:p>
          </draw:text-box>
        </draw:frame>
        <draw:rect draw:style-name="gr16" draw:text-style-name="P13" draw:layer="layout" svg:width="7.62cm" svg:height="0.635cm" svg:x="1.692cm" svg:y="16.227cm">
          <text:p text:style-name="P1"><text:span text:style-name="T8">final JPatchUndoManager</text:span></text:p>
        </draw:rect>
        <draw:rect draw:style-name="gr17" draw:text-style-name="P11" draw:layer="layout" svg:width="7.62cm" svg:height="3.175cm" svg:x="1.692cm" svg:y="16.862cm">
          <text:p text:style-name="P10"><text:span text:style-name="T7">+ &lt;&lt;Constructor&gt;&gt; JpatchUndoManager(int depth)</text:span></text:p>
          <text:p text:style-name="P10"><text:span text:style-name="T7">+ clear(): void</text:span></text:p>
          <text:p text:style-name="P10"><text:span text:style-name="T7">+ setStop(): void</text:span></text:p>
          <text:p text:style-name="P10"><text:span text:style-name="T7">+ clearStop(): void</text:span></text:p>
          <text:p text:style-name="P10"><text:span text:style-name="T7">+ rewind(): void</text:span></text:p>
          <text:p text:style-name="P10"><text:span text:style-name="T7">+ addEdit(JPatchUndoableEdit): void</text:span></text:p>
          <text:p text:style-name="P10"><text:span text:style-name="T7">+ addEdit(JPatchUndoableEdit, boolean open): void</text:span></text:p>
          <text:p text:style-name="P10"><text:span text:style-name="T7"/></text:p>
          <text:p text:style-name="P10"><text:span text:style-name="T7"/></text:p>
          <text:p text:style-name="P10"><text:span text:style-name="T6"/></text:p>
        </draw:rect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6" draw:text-style-name="P15" draw:layer="layout" svg:width="2.54cm" svg:height="0.635cm" svg:x="2.962cm" svg:y="9.878cm">
          <text:p text:style-name="P14"><text:span text:style-name="T9">CompoundDelete</text:span></text:p>
        </draw:rect>
        <draw:rect draw:style-name="gr17" draw:text-style-name="P11" draw:layer="layout" svg:width="2.54cm" svg:height="0.634cm" svg:x="2.962cm" svg:y="10.513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4.445cm" svg:height="0.635cm" svg:x="2.327cm" svg:y="7.972cm">
          <text:p text:style-name="P14"><text:span text:style-name="T9">CompoundDeleteControlPoint</text:span></text:p>
        </draw:rect>
        <draw:rect draw:style-name="gr17" draw:text-style-name="P11" draw:layer="layout" svg:width="4.445cm" svg:height="0.634cm" svg:x="2.327cm" svg:y="8.607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4.445cm" svg:height="0.635cm" svg:x="2.327cm" svg:y="6.067cm">
          <text:p text:style-name="P14"><text:span text:style-name="T9">CompoundDropControlPoint</text:span></text:p>
        </draw:rect>
        <draw:rect draw:style-name="gr17" draw:text-style-name="P11" draw:layer="layout" svg:width="4.445cm" svg:height="0.634cm" svg:x="2.327cm" svg:y="6.703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5.079cm" svg:height="0.635cm" svg:x="2.327cm" svg:y="4.162cm">
          <text:p text:style-name="P14"><text:span text:style-name="T9">CompoundDropControlPoint</text:span></text:p>
        </draw:rect>
        <draw:rect draw:style-name="gr17" draw:text-style-name="P11" draw:layer="layout" svg:width="5.079cm" svg:height="0.634cm" svg:x="2.327cm" svg:y="4.797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5.079cm" svg:height="0.635cm" svg:x="2.328cm" svg:y="4.163cm">
          <text:p text:style-name="P14"><text:span text:style-name="T9">CompoundDropControlPointStack</text:span></text:p>
        </draw:rect>
        <draw:rect draw:style-name="gr17" draw:text-style-name="P11" draw:layer="layout" svg:width="5.079cm" svg:height="0.634cm" svg:x="2.328cm" svg:y="4.798cm">
          <text:p text:style-name="P10"><text:span text:style-name="T4"/></text:p>
          <text:p text:style-name="P10"><text:span text:style-name="T6"/></text:p>
        </draw:rect>
        <draw:rect draw:style-name="gr17" draw:text-style-name="P11" draw:layer="layout" svg:width="3.175cm" svg:height="0.634cm" svg:x="9.947cm" svg:y="7.972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3.175cm" svg:height="0.635cm" svg:x="9.948cm" svg:y="7.338cm">
          <text:p text:style-name="P14"><text:span text:style-name="T9">CompoundDropCurve</text:span></text:p>
        </draw:rect>
        <draw:rect draw:style-name="gr17" draw:text-style-name="P11" draw:layer="layout" svg:width="3.175cm" svg:height="0.634cm" svg:x="9.948cm" svg:y="7.973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4.445cm" svg:height="0.635cm" svg:x="7.407cm" svg:y="10.512cm">
          <text:p text:style-name="P14"><text:span text:style-name="T9">CompoundRemoveControlPoint</text:span></text:p>
        </draw:rect>
        <draw:rect draw:style-name="gr17" draw:text-style-name="P11" draw:layer="layout" svg:width="4.445cm" svg:height="0.634cm" svg:x="7.407cm" svg:y="11.148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6.35cm" svg:height="0.635cm" svg:x="5.502cm" svg:y="12.417cm">
          <text:p text:style-name="P14"><text:span text:style-name="T9">CompoundRemoveControlPointFromEntities</text:span></text:p>
        </draw:rect>
        <draw:rect draw:style-name="gr17" draw:text-style-name="P11" draw:layer="layout" svg:width="6.35cm" svg:height="0.634cm" svg:x="5.502cm" svg:y="13.053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5.08cm" svg:height="0.635cm" svg:x="5.502cm" svg:y="14.322cm">
          <text:p text:style-name="P14"><text:span text:style-name="T9">CompoundRemoveCurveSegment</text:span></text:p>
        </draw:rect>
        <draw:rect draw:style-name="gr17" draw:text-style-name="P11" draw:layer="layout" svg:width="5.08cm" svg:height="0.634cm" svg:x="5.502cm" svg:y="14.958cm">
          <text:p text:style-name="P10"><text:span text:style-name="T4"/></text:p>
          <text:p text:style-name="P10"><text:span text:style-name="T6"/></text:p>
        </draw:rect>
        <draw:rect draw:style-name="gr16" draw:text-style-name="P15" draw:layer="layout" svg:width="5.08cm" svg:height="0.635cm" svg:x="5.502cm" svg:y="16.227cm">
          <text:p text:style-name="P14"><text:span text:style-name="T9">CompoundRemoveCurveSegment</text:span></text:p>
        </draw:rect>
        <draw:rect draw:style-name="gr17" draw:text-style-name="P11" draw:layer="layout" svg:width="5.08cm" svg:height="0.634cm" svg:x="5.502cm" svg:y="16.863cm">
          <text:p text:style-name="P10"><text:span text:style-name="T4"/></text:p>
          <text:p text:style-name="P10"><text:span text:style-name="T6"/></text:p>
        </draw:rect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Fine_20_Dashed_20__28_var_29_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52cm" fo:margin-bottom="0.381cm" fo:margin-left="0.422cm" fo:margin-right="0.466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18.099cm" svg:height="4.836cm" svg:x="1.427cm" svg:y="1.507cm" presentation:class="title" presentation:placeholder="true">
        <draw:text-box/>
      </draw:frame>
      <draw:frame presentation:style-name="Default-outline1" draw:layer="backgroundobjects" svg:width="18.099cm" svg:height="19.117cm" svg:x="1.427cm" svg:y="7.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1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1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2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2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09-04T13:22:46</meta:creation-date>
    <dc:date>2005-12-07T15:14:32</dc:date>
    <dc:language>en-US</dc:language>
    <meta:editing-cycles>43</meta:editing-cycles>
    <meta:editing-duration>PT15H37M55S</meta:editing-duration>
    <meta:user-defined meta:name="Info 1"/>
    <meta:user-defined meta:name="Info 2"/>
    <meta:user-defined meta:name="Info 3"/>
    <meta:user-defined meta:name="Info 4"/>
    <meta:document-statistic meta:object-count="477"/>
  </office:meta>
</office:document-meta>
</file>